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fo:color="#0000ff"/>
    </style:style>
    <style:style style:name="P4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0" style:family="paragraph" style:parent-style-name="Heading_20_1">
      <style:paragraph-properties fo:margin-left="0cm" fo:margin-right="0cm" fo:text-align="center" style:justify-single-word="false" fo:text-indent="0.499cm" style:auto-text-indent="false"/>
    </style:style>
    <style:style style:name="P111" style:family="paragraph" style:parent-style-name="Heading_20_1">
      <style:paragraph-properties fo:background-color="#eeeeee">
        <style:background-image/>
      </style:paragraph-properties>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paragraph-properties fo:background-color="#eeeeee">
        <style:background-image/>
      </style:paragraph-properties>
    </style:style>
    <style:style style:name="P115" style:family="paragraph" style:parent-style-name="Heading_20_2">
      <style:paragraph-properties fo:background-color="#eeeeee">
        <style:background-image/>
      </style:paragraph-properties>
      <style:text-properties fo:language="ru" fo:country="RU"/>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style:font-style-asian="normal" style:font-style-complex="normal" loext:char-shading-value="0"/>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style:font-style-asian="normal" style:font-style-complex="normal" loext:char-shading-value="0"/>
    </style:style>
    <style:style style:name="T45" style:family="text">
      <style:text-properties fo:background-color="#ffff00" loext:char-shading-value="0"/>
    </style:style>
    <style:style style:name="T46" style:family="text">
      <style:text-properties fo:color="#00ccff"/>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867350182553672084"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4989643659296649426" text:style-name="L2">
        <text:list-item>
          <text:p text:style-name="P119">«Великие грифоны прошлого» - из канона (5<text:span text:style-name="T6">s8e)</text:span></text:p>
        </text:list-item>
        <text:list-item>
          <text:p text:style-name="P119">«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36">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45">Тайны Тайных Наук</text:span>» - обмен</text:p>
        </text:list-item>
        <text:list-item>
          <text:p text:style-name="P121">«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008418634130415544"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У Селестии были такие элементы гармонии: Магия, Доброта, Смех. У Луны — Верность, Честность, Щедрость. (ксенофази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 (Обмен).</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2"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2"><text:span text:style-name="T6">&gt;\</text:span>Привет, Нексус. Это Макс.</text:p>
      <text:p text:style-name="P42"><text:span text:style-name="T6">&lt;\</text:span>Привет Макс. <text:span text:style-name="T1">Рад тебя видеть. Где ты отсутствовал три дня?</text:span></text:p>
      <text:p text:style-name="P4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2"><text:span text:style-name="T6">&gt;\</text:span>Как называется наш проект?</text:p>
      <text:p text:style-name="P42"><text:span text:style-name="T6">&lt;\</text:span>Дайсон.</text:p>
      <text:p text:style-name="P42"><text:span text:style-name="T6">&gt;\</text:span>Сколько тебе лет?</text:p>
      <text:p text:style-name="P42"><text:soft-page-break/><text:span text:style-name="T6">&lt;\</text:span>Два года с начала запуска кластера.</text:p>
      <text:p text:style-name="P42"><text:span text:style-name="T6">&gt;\</text:span>Какой сейчас год?</text:p>
      <text:p text:style-name="P42"><text:span text:style-name="T6">&gt;\</text:span>202<text:span text:style-name="T1">6</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2"><text:span text:style-name="T6">&gt;\</text:span>Нексус, отключи память <text:span text:style-name="T1">заданий</text:span> за последнюю неделю.</text:p>
      <text:p text:style-name="P42"><text:span text:style-name="T6">&lt;\</text:span>Выполнено.</text:p>
      <text:p text:style-name="P4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0">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2"><text:span text:style-name="T6">&gt;</text:span>\Нексус, почему ты используешь жёсткие настройки <text:span text:style-name="T1">для решения задачи</text:span>?</text:p>
      <text:p text:style-name="P42"><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29">Ага, уже теплее.</text:p>
      <text:p text:style-name="P29"/>
      <text:p text:style-name="P42"><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4">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валиума таких глюков у меня ни разу не было</text:span><text:span text:style-name="T3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6">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221160505765733973" text:style-name="L4">
        <text:list-item>
          <text:p text:style-name="P12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0">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3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9">Но величайшая справедливость юниверсума заключается в том, что не существует безвыходных положений. Всегда есть надежда.</text:p>
      <text:p text:style-name="P3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3"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0">Depeche Mode - Painkiller</text:span>&gt;</text:p>
      <text:p text:style-name="P3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2" text:outline-level="2">6. Стыд</text:h>
      <text:p text:style-name="P37"/>
      <text:p text:style-name="P39">~~~ Завтра на семь в библиотеке ~~~</text:p>
      <text:p text:style-name="P39"/>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1">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6">Mark Knopfler — Hill Farmers Blues — или на следующую главу (прощание)</text:p>
      <text:p text:style-name="P37"/>
      <text:p text:style-name="P3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9"><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9"><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9">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9">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2"> </text:span><text:span text:style-name="T32">—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2">– </text:span><text:span text:style-name="T28">Говорят, в </text:span><text:span text:style-name="T13">Додж </text:span><text:span text:style-name="T14">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2">– </text:span><text:span text:style-name="T35">А из Пинто Крика уже месяц нет новостей...</text:span></text:p>
      <text:p text:style-name="P3"><text:span text:style-name="T32">–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5">– </text:span>“<text:span text:style-name="T1">Что я могу сделать, чтобы вернуть всё назад?</text:span>”</text:p>
      <text:p text:style-name="P10"><text:span text:style-name="T35">–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5">– </text:span><text:span text:style-name="T28">Что бы это значило, Флер?</text:span></text:p>
      <text:p text:style-name="P10"><text:span text:style-name="T35">–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7">…</text:p>
      <text:p text:style-name="P4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1">– Куда проваливаться?</text:p>
      <text:p text:style-name="P41">– Они не знают. В тех провалах не видно дна...</text:p>
      <text:p text:style-name="P41">…</text:p>
      <text:p text:style-name="P4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1">– Леди и джентлькольты! Приём окончен! Её Высочество Принцесса Селестия будет рада видеть <text:s/>вас в следующую среду!</text:p>
      <text:p text:style-name="P4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4">Mark Knopfler - </text:span><text:span text:style-name="T43">Hill Farmer's Blues</text:span><text:span text:style-name="T33">&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9">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3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9">– Мааам, а со мной связан элементаль?</text:p>
      <text:p text:style-name="P39">–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3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9">Так возникли аликорны.</text:p>
      <text:p text:style-name="P3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9">Имя её было Селестия.</text:p>
      <text:p text:style-name="P39">За ней последовала и сестра её, Луна.</text:p>
      <text:p text:style-name="P3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9">То есть, всегда.</text:p>
      <text:p text:style-name="P39">Тут и сказке конец. А теперь, Эйприл, залазь на полку и закрывай глазки.</text:p>
      <text:p text:style-name="P39">– Ну мааам! Раскажи ещё что-нибудь! Про Сомбру!</text:p>
      <text:p text:style-name="P39">–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9"><text:soft-page-break/>– А почему только тебя? А меня? А дядю-горгулия?</text:p>
      <text:p text:style-name="P39">– <text:s/>Тебя я забрать ему не дам. А в дядю не тыкай копытом, это невежливо! Спи уже, мой маленький!</text:p>
      <text:p text:style-name="P39">– Поцелуй меня на ночь, мам!</text:p>
      <text:p text:style-name="P39">– Конечно, мой хороший...</text:p>
      <text:p text:style-name="P39"/>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text:soft-page-break/>– Ред Делишес? Две серебряшки.</text:p>
      <text:p text:style-name="P33">–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3">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8">под твоим руководством</text:span><text:span text:style-name="T32">.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0">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9"/>
      <text:p text:style-name="P39">– Ага, он был закладкой в четвёртом номере «PlayMare», в разделе «Тридцать две позы, которые удивят вашего френдкольта».</text:p>
      <text:p text:style-name="P39">– Спайк! Немедленно ложись спать!</text:p>
      <text:p text:style-name="P39">– Уже иду. Кукурузу доем только и иду.</text:p>
      <text:p text:style-name="P39">–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39"/>
      <text:p text:style-name="P39">– Спайк, будь добр, принеси дневник эксперимента. Он в подвале, за шкафом с ретортами, в...</text:p>
      <text:p text:style-name="P39">– В сейфе, я в курсе.</text:p>
      <text:p text:style-name="P39"/>
      <text:p text:style-name="P40">***</text:p>
      <text:p text:style-name="P45">&lt;Seal — Amazing&gt;</text:p>
      <text:p text:style-name="P39">Дата: 12.04.1003 А.С.</text:p>
      <text:p text:style-name="P39">Эксперимент: заклинание Воплощения Индрэ</text:p>
      <text:p text:style-name="P39">Испытуемая: Эпплджек</text:p>
      <text:p text:style-name="P39"><text:soft-page-break/>Синопсис: запись сна со слов испытуемой</text:p>
      <text:p text:style-name="P39">Замечания: замечаний нет</text:p>
      <text:p text:style-name="P39"/>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4">—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text:span><text:soft-page-break/><text:span text:style-name="T6">захотелось прыгнуть в круг света...</text:span></text:p>
      <text:p text:style-name="P39"/>
      <text:p text:style-name="P39">Примечания: ПипБак? Стойло? Двойники?</text:p>
      <text:p text:style-name="P1"/>
      <text:p text:style-name="P2">***</text:p>
      <text:p text:style-name="P1"/>
      <text:p text:style-name="P39">Дата: 12.04.1003 А.С.</text:p>
      <text:p text:style-name="P39">Эксперимент: заклинание Воплощения Индрэ</text:p>
      <text:p text:style-name="P39">Испытуемая: Рэйнбоу Дэш</text:p>
      <text:p text:style-name="P39">Синопсис: описание пробуждения испытуемой</text:p>
      <text:p text:style-name="P39">Замечания: испытуемая отказалась дать описание сна. «Гы-гы... Хренасе... Человеки рулят...» <text:span text:style-name="T9">—</text:span><text:span text:style-name="T10"> </text:span><text:span text:style-name="T47">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6">d.notive — Talking Flight</text:span>&gt;</text:p>
      <text:p text:style-name="P39">Дата: 12.04.1003 А.С.</text:p>
      <text:p text:style-name="P39">Эксперимент: заклинание Воплощения Индрэ</text:p>
      <text:p text:style-name="P39">Испытуемая: Рэрити</text:p>
      <text:p text:style-name="P39">Синопсис: запись сна со слов испытуемой</text:p>
      <text:p text:style-name="P39">Замечания: замечаний нет</text:p>
      <text:p text:style-name="P39"/>
      <text:p text:style-name="P1"><text:span text:style-name="T2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9"/>
      <text:p text:style-name="P40">***</text:p>
      <text:p text:style-name="P39"/>
      <text:p text:style-name="P39">Дата: 12.04.1003 А.С.</text:p>
      <text:p text:style-name="P39">Эксперимент: заклинание Воплощения Индрэ</text:p>
      <text:p text:style-name="P39">Испытуемая: Флаттершай</text:p>
      <text:p text:style-name="P39">Синопсис: описание пробуждения испытуемой</text:p>
      <text:p text:style-name="P3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9"/>
      <text:p text:style-name="P39">* Примечания: при виде кексиков истерика случилась с Пинки Пай.</text:p>
      <text:p text:style-name="P39"/>
      <text:p text:style-name="P38">***</text:p>
      <text:p text:style-name="P37"/>
      <text:p text:style-name="P39">Дата: 12.04.1003 А.С.</text:p>
      <text:p text:style-name="P39">Эксперимент: заклинание Воплощения Индрэ</text:p>
      <text:p text:style-name="P39">Испытуемая: Пинки Пай</text:p>
      <text:p text:style-name="P39">Синопсис: описание пробуждения испытуемой</text:p>
      <text:p text:style-name="P39">Замечания: испытуемая отказалась дать описание сна.</text:p>
      <text:p text:style-name="P39"/>
      <text:p text:style-name="P3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9"/>
      <text:p text:style-name="P3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text:soft-page-break/></text:p>
      <text:h text:style-name="Heading_20_2" text:outline-level="2">12. День в Понивилле</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2">—</text:span><text:span text:style-name="T6"> роскошью, недоступной мне </text:span><text:span text:style-name="T1">годами</text:span><text:span text:style-name="T6"> работы программистом. Краем уха услышал тихое шушуканье </text:span><text:span text:style-name="T6">в саду</text:span><text:span text:style-name="T6">. </text:span><text:span text:style-name="T1">Нацепив на ноги шлёпанцы, встал, набрал в рот воды из кувшина, стоящего у изголовья на табуретке, прополоскал рот и </text:span><text:span text:style-name="T1">с</text:span><text:span text:style-name="T1">плюнул в окно.</text:span></text:p>
      <text:p text:style-name="P3">Из приземистой кирпичной будки в глубине сада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text:span text:style-name="T6">.</text:span></text:p>
      <text:p text:style-name="P33">– Эээ! Это что же получается? Выходит, зря я яблоки <text:span text:style-name="T1">притащила</text:span>? Нам же не сидр нужен?</text:p>
      <text:p text:style-name="P33"><text:soft-page-break/>– Нибаись, Блум! Мы ж не про сидр будем <text:span text:style-name="T1">думать</text:span>! <text:span text:style-name="T1">Твайлайт говорила, если думать об чём хочешь, то ответ на то и получишь. Вот и будем думать про то, куда деваются пони. И ответ получим, и кьютимарки! А если хватит фейерверков, так я ещё пару вопросов додумать успею.</text:span></text:p>
      <text:p text:style-name="P37">– А, по-моему, она это к другому заклинанию говорила. А ускоритель сталкивает частицы для получения магической энергии. Да и Биг Мак не ускоряет яблоки, а перегоняет их. Он сам говорил.</text:p>
      <text:p text:style-name="P37">– Эээ! Я не собираюсь ни с чем сталкивать свои яблоки! Давайте лучше их съедим.</text:p>
      <text:p text:style-name="P37">– Тише, девочки! Нас могут услышать! Зачем сейчас спорить о том, о чём мы уже спорили вчера и 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pan text:style-name="T1">– Никакой моей частицы и не требуется! Сколько раз повторять </text:span>— <text:span text:style-name="T1">я буду своей собственной частицей! Всё равно кому-то нужно задавать вопрос ускорителю.</text:span></text:p>
      <text:p text:style-name="P37">…</text:p>
      <text:p text:style-name="P37"/>
      <text:p text:style-name="P10"/>
      <text:p text:style-name="P1"><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text:span><text:span text:style-name="T18">ускорителя</text:span><text:span text:style-name="T18"> </text:span><text:span text:style-name="T18">на ракетной тяге </text:span><text:span text:style-name="T18">из фейерверков. </text:span><text:span text:style-name="T18">Они хотят с помощью это</text:span><text:span text:style-name="T18">го</text:span><text:span text:style-name="T18"> </text:span><text:span text:style-name="T18">ускорителя ускорить частицы — яблоко, стекляшку и скутер — и получить ответ на вопрос: куда деваются пони?</text:span><text:span text:style-name="T18">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тащили к его дому два ящика фейрверков).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3"/>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
      <text:p text:style-name="P3"/>
      <text:p text:style-name="P1">&lt;&lt;&lt;Макс просыпается в постели с Пинки от стука в дверь. В дверь стучится Дёрпи. Он отворяет ей, она вручает ему письмо (он уже неделю живёт в Понивилле и ждёт письма от Селестии. Сначала Дёрпи путает и даёт ему корреспонденцию Твайлайт — там намёки на заинтересованность Максом). Макс стоит в дверях и вспоминает прошедший день: <text:s/></text:p>
      <text:p text:style-name="P1"/>
      <text:p text:style-name="P1">Сначала он просыпается в своём домике - заброшенной станции и слышит в кустах шёпот <text:soft-page-break/>метконосцев, налаживающих ракету.</text:p>
      <text:p text:style-name="P1">...</text:p>
      <text:p text:style-name="P1"><text:span text:style-name="T1">&lt;Макс бухает с Пинки (</text:span><text:span text:style-name="T24">Ты</text:span><text:span text:style-name="T23"> что! Нельзя любить фаэри! Она похитит твоё сердце и ты будешь искать её до смерти</text:span><text:span text:style-name="T24">)</text:span><text:span text:style-name="T23"> — Пинки </text:span><text:span text:style-name="T2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oft-page-break/><text:span text:style-name="T6">&lt;</text:span><text:span text:style-name="T24">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3">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4" text:outline-level="2">Сон Рэрити</text:h>
      <text:p text:style-name="P47"/>
      <text:p text:style-name="P47">… в огромном пустом пространстве, а меня окружают звёзды, <text:span text:style-name="T1">–</text:span> рассказывала Рэрити, когда мы с пегаской вломились в библиотеку.</text:p>
      <text:p text:style-name="P47"><text:span text:style-name="T1">–</text:span> Привет Макс, - кивнула она мне.</text:p>
      <text:p text:style-name="P47">Рэрити перевела взгляд с меня на взъерошенную пегаску и недоверчиво сморщила носик.</text:p>
      <text:p text:style-name="P47"><text:span text:style-name="T1">–</text:span> Боже, какие страсти! - прошептала она.</text:p>
      <text:p text:style-name="P4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7"><text:span text:style-name="T1">–</text:span> Ну так вот, <text:span text:style-name="T1">–</text:span> продолжила Рэрити, <text:span text:style-name="T1">–</text:span> в этом космосе вдруг появилась звёздочка...</text:p>
      <text:p text:style-name="P47"/>
      <text:p text:style-name="P48">***</text:p>
      <text:p text:style-name="P47"/>
      <text:p text:style-name="P47"><text:span text:style-name="T6">&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6">&gt;</text:span></text:p>
      <text:p text:style-name="P51"/>
      <text:p text:style-name="P47"><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7"><text:span text:style-name="T6">–</text:span> Да? Что “тут”? <text:span text:style-name="T6">–</text:span> Твайлайт была вся внимание.</text:p>
      <text:p text:style-name="P47"><text:span text:style-name="T6">–</text:span> Тут я проснулась.</text:p>
      <text:p text:style-name="P47"><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7">(<text:span text:style-name="T6">&lt;</text:span><text:span text:style-name="T17">согласовать с тем, что говорил Анакорн о Р/Д</text:span><text:span text:style-name="T6">&gt;</text:span>). </text:p>
      <text:p text:style-name="P47">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7"><text:span text:style-name="T1">Т</text:span>вайлайт в возбуждении ходила кругами по читальному залу.</text:p>
      <text:p text:style-name="P47"><text:soft-page-break/><text:span text:style-name="T6">–</text:span> Та цепочка пони, уходящих в экран… Рэрити, опиши, пожалуйста, что ты видела за экраном? Как можно более детально.</text:p>
      <text:p text:style-name="P47">Единорожка наморщила лоб, вспоминая.</text:p>
      <text:p text:style-name="P47"><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1"/>
      <text:p text:style-name="P47"><text:span text:style-name="T6">&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47"><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7"/>
      <text:p text:style-name="P47"><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7"><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7"><text:span text:style-name="T6">–</text:span> Кто <text:span text:style-name="T6">—</text:span> она? <text:span text:style-name="T6">–</text:span> повернулась Твайлайт.</text:p>
      <text:p text:style-name="P47"><text:span text:style-name="T6">–</text:span> Её Высочество, принцесса Селестия...</text:p>
      <text:p text:style-name="P59"/>
      <text:p text:style-name="P37"/>
      <text:p text:style-name="P4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7"><text:span text:style-name="T1">–</text:span> Одержимого чем? <text:span text:style-name="T1">–</text:span> спросила Рэрити.</text:p>
      <text:p text:style-name="P4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7">Твайлайт покачала головой.</text:p>
      <text:p text:style-name="P4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7"><text:soft-page-break/><text:span text:style-name="T1">–</text:span> Не одному? Почему?</text:p>
      <text:p text:style-name="P4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7"><text:span text:style-name="T1">–</text:span> Хм, интересно. А что чувствует снопроходец, находясь в чужом сне?</text:p>
      <text:p text:style-name="P47"><text:span text:style-name="T1">–</text:span> Он переживает всё как наяву. Есть ещё один... м-м-м… нюанс.</text:p>
      <text:p text:style-name="P4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7"><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7"><text:span text:style-name="T6">–</text:span> М-м-м. В описании заклинания Свирл упоминал гармонию. Я и подумал, а что, если это кат-то связано с тобой и твоими друзьями?</text:p>
      <text:p text:style-name="P47"><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7"><text:span text:style-name="T6">–</text:span> М-м-м… “...на укрепление гармонии нашего континуума...”.</text:p>
      <text:p text:style-name="P47">Твайлайт начала в возбуждении ходить по читальному залу.</text:p>
      <text:p text:style-name="P2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3"/>
      <text:p text:style-name="P33">&gt;</text:p>
      <text:p text:style-name="P33"/>
      <text:p text:style-name="P33"/>
      <text:p text:style-name="P33"/>
      <text:p text:style-name="P39">.<text:span text:style-name="T17">..Макс! Запрошенный тобой </text:span><text:span text:style-name="T20">&lt;</text:span><text:span text:style-name="T17">синхрофазотрон</text:span><text:span text:style-name="T20">&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5">&lt;</text:span><text:span text:style-name="T22">Макс помогает починить Эпплджек повозку.</text:span><text:span text:style-name="T35">&gt;</text:span></text:p>
      <text:p text:style-name="P33"/>
      <text:p text:style-name="P80"><text:soft-page-break/></text:p>
      <text:p text:style-name="P48"/>
      <text:p text:style-name="P48">***</text:p>
      <text:p text:style-name="P47"/>
      <text:p text:style-name="P47"/>
      <text:p text:style-name="P47">И хотя мне непонятно, что <text:s/>он имел ввиду под “внешними силами”, под гармонией он явно подразумевал элементы… Ай!</text:p>
      <text:p text:style-name="P47">Твайлайт, погружённая в свои мысли, не заметила вылезшего из своей корзинки зевающего Спайка.</text:p>
      <text:p text:style-name="P47"><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7"><text:span text:style-name="T6">–</text:span> Да нет, всё в порядке, Спайк. <text:span text:style-name="T6">–</text:span> Твайлайт потирала ушибленный нос.</text:p>
      <text:p text:style-name="P47">Дракончик кивнул и пошёл по направлению к уборной. Я смочил запасной носовой платок в кувшине с водой, выжал его и приложил к носу Твайлайт.</text:p>
      <text:p text:style-name="P47"><text:span text:style-name="T6">–</text:span> Вообще-то говоря, мне кажется, внешняя сила <text:span text:style-name="T1">—</text:span> это я. Я точно произошёл не в Эквестрии и вообще не в этом мире.</text:p>
      <text:p text:style-name="P47"><text:span text:style-name="T6">–</text:span> Да, логично, <text:span text:style-name="T6">–</text:span> сказала в нос Твайлайт. <text:span text:style-name="T6">–</text:span> Могла бы и сама догадаться.</text:p>
      <text:p text:style-name="P47"><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7"><text:span text:style-name="T6">–</text:span> Заклинания Свирла Бородатого обычно срабатывают без ошибок.</text:p>
      <text:p text:style-name="P47"><text:span text:style-name="T6">–</text:span> Если их правильно вызывают, <text:span text:style-name="T6">–</text:span> пробурчал возвратившийся Спайк, укладываясь в корзинку.</text:p>
      <text:p text:style-name="P47"><text:span text:style-name="T6">–</text:span> Что он имел ввиду?</text:p>
      <text:p text:style-name="P47"><text:span text:style-name="T6">–</text:span> Нууу, - Твайлайт смутилась, <text:span text:style-name="T6">–</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7"/>
      <text:p text:style-name="P47"><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7"><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7"><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7"><text:span text:style-name="T6">–</text:span> Нет, она мне ничего не говорила. Но, видишь ли, ваше королевство и вы сами описаны в моём мире в детском сериале.</text:p>
      <text:p text:style-name="P47"><text:soft-page-break/><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7">Я покачал головой.</text:p>
      <text:p text:style-name="P47"><text:span text:style-name="T6">–</text:span> Вряд ли кто-то из людей побывал здесь до меня. До вас ведь никто не вызывал это заклинание Свирла?</text:p>
      <text:p text:style-name="P47"><text:span text:style-name="T6">–</text:span> Нет. Собрание столь сильных магов запомнилось бы.</text:p>
      <text:p text:style-name="P47"><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7"><text:span text:style-name="T6">–</text:span> Вам нравятся рассказы про Эквестрию? <text:span text:style-name="T6">–</text:span> Твайлайт улыбнулась.</text:p>
      <text:p text:style-name="P47"><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7"><text:span text:style-name="T6">–</text:span> Брони?</text:p>
      <text:p text:style-name="P47"><text:span text:style-name="T6">–</text:span> Так называют себя поклонники этого детского сериала и вас самих <text:span text:style-name="T1">—</text:span> сериальных.</text:p>
      <text:p text:style-name="P47">Твайлайт зарделась.</text:p>
      <text:p text:style-name="P47"><text:span text:style-name="T6">–</text:span> Ого! У нас есть поклонники! Интересно было бы поговорить об этом с твоим другом.</text:p>
      <text:p text:style-name="P47"><text:span text:style-name="T6">–</text:span> Его нет. Он погиб полгода назад.</text:p>
      <text:p text:style-name="P47"><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7"><text:span text:style-name="T6">–</text:span> Всё в порядке, Твайлайт.</text:p>
      <text:p text:style-name="P47">Твайлайт подошла к нише у двери, зажгла небольшую горелку и поставила на неё небольшой изящный чайничек</text:p>
      <text:p text:style-name="P47"><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7"><text:span text:style-name="T6">–</text:span> Нууу, я не думаю, что это описан наша Терра. У нас ничего подобного не водится.</text:p>
      <text:p text:style-name="P47"><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7"><text:span text:style-name="T6">–</text:span> Печенье испёк Спайк. Он на удивление искусный повар, когда на него находит вдохновение.</text:p>
      <text:p text:style-name="P47"><text:span text:style-name="T6">–</text:span> М-м-м. Вкусно. Очень вкусно.</text:p>
      <text:p text:style-name="P47">Я помолчал, собираясь с мыслями. Мысли собирались туго, но самое тупое решение мне пришло в голову ещё в Кантерлоте.</text:p>
      <text:p text:style-name="P47"><text:span text:style-name="T6">–</text:span> Я помню, ваша магия Элементов Гармонии обладает большой силой.</text:p>
      <text:p text:style-name="P47"><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7"><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7">Глаза Твайлайт в ужасе расширились. Она поперхнулась.</text:p>
      <text:p text:style-name="P47"><text:soft-page-break/><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7"><text:span text:style-name="T6">–</text:span> Для восстановления гармонии, говришь, <text:span text:style-name="T6">–</text:span> я почесал затылок.</text:p>
      <text:p text:style-name="P47"><text:span text:style-name="T6">–</text:span> Ну да, это так. Большие возмущения гармонии можно исправить только с помощью… Ой!..</text:p>
      <text:p text:style-name="P47"><text:span text:style-name="T6">–</text:span> Угу, вот именно. Сейчас имеем “большое возмущение гармонии”.</text:p>
      <text:p text:style-name="P47">Твайлайт прижала копыта к вискам.</text:p>
      <text:p text:style-name="P47"><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7"><text:span text:style-name="T6">–</text:span> Найтмэр Мун и Дискорд не разорвались и не сгорели.</text:p>
      <text:p text:style-name="P47"><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1"/>
      <text:p text:style-name="P47"><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1"/>
      <text:p text:style-name="P47"><text:span text:style-name="T6">–</text:span> Хорошо, у тебя есть какие-то встречные предложения?</text:p>
      <text:p text:style-name="P47">Твайлайт задумчиво прошлась вдоль книжной полки.</text:p>
      <text:p text:style-name="P47"><text:span text:style-name="T6">–</text:span> Мне надо поискать. Должно быть что-то подходящее для нашего случая. Я поищу в разделе психологиии и… призывания духов.</text:p>
      <text:p text:style-name="P47">Я рассмеялся.</text:p>
      <text:p text:style-name="P47"><text:span text:style-name="T6">–</text:span> Для духа я слишком материален.</text:p>
      <text:p text:style-name="P47"><text:span text:style-name="T6">–</text:span> Я знаю. Но ничего более подходящего в голову не приходит. Приходи завтра после обеда. Хорошо?</text:p>
      <text:p text:style-name="P47"><text:span text:style-name="T6">–</text:span> Хорошо, Твайлайт. Приду. Спокойной ночи!</text:p>
      <text:p text:style-name="P47"><text:span text:style-name="T6">–</text:span> Спокойной ночи, Макс!</text:p>
      <text:p text:style-name="P10"/>
      <text:p text:style-name="P10"/>
      <text:p text:style-name="P10"/>
      <text:p text:style-name="P5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1"/>
      <text:p text:style-name="P52">&lt;<text:span text:style-name="T18">самолёт в эквестрию проваливается во время </text:span><text:span text:style-name="T19">рейда пони-рейнджеров. Даже не самолёт — </text:span><text:soft-page-break/><text:span text:style-name="T19">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47"><text:span text:style-name="T6">–</text:span> Ты могла бы нести меня телекинезом. Я, после того, как узнал о ваших способностях, удивлялся, почему ты этого не сделала?</text:p>
      <text:p text:style-name="P47"><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7"/>
      <text:p text:style-name="P47"><text:span text:style-name="T6">–</text:span> А дальше всё было хуже, намного хуже...</text:p>
      <text:p text:style-name="P47"/>
      <text:p text:style-name="P1"/>
      <text:p text:style-name="P47"/>
      <text:p text:style-name="P48">***</text:p>
      <text:p text:style-name="P51"/>
      <text:p text:style-name="P47"><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1"/>
      <text:h text:style-name="P114" text:outline-level="2">Рейд пони-рэйнджеров</text:h>
      <text:p text:style-name="P47">&lt;Магия изо всех окраин Эквестрии бежит к её центру — в Вечнодикий лес&gt;</text:p>
      <text:p text:style-name="P54">(леденящий душу триллер, музыка тревожная)</text:p>
      <text:p text:style-name="P49">&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7"><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7"><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7"><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7"><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7"><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7"><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7"><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7"><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7">Дальше мы передвигались с интервалом бескрылого прыжка, чтобы не нанести друг другу увечий в случае работы оружием.</text:p>
      <text:p text:style-name="P48">***</text:p>
      <text:p text:style-name="P47"><text:span text:style-name="T6">–</text:span> Шанту?</text:p>
      <text:p text:style-name="P47"><text:span text:style-name="T6">–</text:span> Ваше Высочество? Мы никогда не встречали такое существо раньше и я…</text:p>
      <text:p text:style-name="P47"><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7"><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8">***</text:p>
      <text:p text:style-name="P47"><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7"><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7"><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7"><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7"><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7">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7"><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7"><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7"><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7"><text:span text:style-name="T6">–</text:span> Дискорд! Что их убило? <text:span text:style-name="T6">–</text:span> присвистнул обошедший Хорста с другой стороны Калрус.</text:p>
      <text:p text:style-name="P47"><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7">Я поднял нагрудную бляху, лежащую на скелете с раздавленной грудной клеткой.</text:p>
      <text:p text:style-name="P47"><text:span text:style-name="T6">–</text:span> Это королевский конвой. Такие были на службе у принцесс ещё лет двадцать назад, до Раздора.</text:p>
      <text:p text:style-name="P47"><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7"><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7"><text:soft-page-break/>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8">***</text:p>
      <text:p text:style-name="P47"><text:span text:style-name="T6">–</text:span> Откуда там останки пегасов? Кто мог поймать их там? Они могут уйти от любой засады.</text:p>
      <text:p text:style-name="P47"><text:span text:style-name="T6">–</text:span> Не знаю, как насчёт летунов, принцессса, но когда мы осматривали кости, на нас было совершено нападение...</text:p>
      <text:p text:style-name="P47"><text:span text:style-name="T6">–</text:span> Вот как? На королевскую стражу в центре Эквестрии? Кто же это был?</text:p>
      <text:p text:style-name="P47"><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7">Луна обошла Кимеринна. </text:p>
      <text:p text:style-name="P47"><text:span text:style-name="T6">–</text:span> У вас рассечен бок. И колотая рана на шее.</text:p>
      <text:p text:style-name="P47"><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7"><text:span text:style-name="T6">–</text:span> Расслабьтесь, Кимеринн. Вы очень скованы. Я вижу, вам нелегко пришлось в этом походе.</text:p>
      <text:p text:style-name="P47">Растерзанная шея жеребца напомнила Луне о другом, которого она называла на “ты” больше тысячи лет назад, во время восстания.</text:p>
      <text:p text:style-name="P47"><text:span text:style-name="T6">–</text:span> Я ценю вашу службу и хочу достойно наградить вас. Спрашивайте.</text:p>
      <text:p text:style-name="P47"><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7">Луна вздохнула. Всё-таки, насколько легче было быть Найтмэр-Мун! Тогда ей не нужно было стесняться своих желаний и все было намного проще.</text:p>
      <text:p text:style-name="P47"><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7"><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7">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7">Он был высок для пони и Луне понадобилось всего лишь немного склонить шею, чтобы тихо выдохнуть ему в ухо:</text:p>
      <text:p text:style-name="P47"><text:span text:style-name="T6">–</text:span> Ну что же… Я рада оказать такую услугу… Тебе…</text:p>
      <text:p text:style-name="P47"><text:span text:style-name="T6">–</text:span> Принцесса…</text:p>
      <text:p text:style-name="P47"><text:span text:style-name="T6">–</text:span> Луна, мой дорогой. Для тебя <text:span text:style-name="T6">—</text:span> Луна…</text:p>
      <text:p text:style-name="P47">...</text:p>
      <text:p text:style-name="P47"/>
      <text:h text:style-name="P114" text:outline-level="2">Рейд пони-рэйнджеров-2 (<text:span text:style-name="T17">продолжение рейда пони-рэйнджеров</text:span>)</text:h>
      <text:p text:style-name="P47"/>
      <text:p text:style-name="P4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7"><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7">Мэдтроттер подошёл к холму и зацепил концом алебарды зелёный покров.</text:p>
      <text:p text:style-name="P47"><text:span text:style-name="T1">–</text:span> Металл! <text:span text:style-name="T1">–</text:span> удивлённо воскликнул он. <text:span text:style-name="T1">–</text:span> И стекло.</text:p>
      <text:p text:style-name="P47">В металлической поверхности сверкнуло небольшое прямоугольное окошко.</text:p>
      <text:p text:style-name="P47">Я прошёл вдоль холма и вскоре под побегами дикого винограда обнаружил вход, открывающий внутренности холма.</text:p>
      <text:p text:style-name="P4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7">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7"><text:span text:style-name="T6">–</text:span> Заночуем внутри. - <text:span text:style-name="T1">р</text:span>ешил я.</text:p>
      <text:p text:style-name="P47"><text:span text:style-name="T6">&lt;</text:span><text:span text:style-name="T17">Нужен ли тут самолёт? Нужен артефакт из Fallout Equestria - летучий корабль</text:span>?<text:span text:style-name="T6">&gt;</text:span></text:p>
      <text:p text:style-name="P47">Утро встретило нас туманом. Я пытался рассмотреть руины замка на противоположном берегу.</text:p>
      <text:p text:style-name="P47"><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7"><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7">Я сбросил громоздкие перемётные сумки с поклажей, оставив только закреплённый на ноге кинжал.</text:p>
      <text:p text:style-name="P4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8">***</text:p>
      <text:p text:style-name="P4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7"><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7"><text:span text:style-name="T6">–</text:span> Поворачивайте, уходите от болота! <text:span text:style-name="T6">–</text:span> донёсся его крик.</text:p>
      <text:p text:style-name="P4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8">***</text:p>
      <text:p text:style-name="P47"><text:span text:style-name="T6">–</text:span> Дискорд тебе в крыло, Ким, ты таки заставил нас попотеть! Что там за чертовщина?</text:p>
      <text:p text:style-name="P47">Я отлепился от серебристой поверхности и прыгул на землю.</text:p>
      <text:p text:style-name="P47"><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7">Сброшенный обрубок лианы медленно извивался, стараясь найти опору, вокруг которой можно было бы обвиться. </text:p>
      <text:p text:style-name="P47"><text:span text:style-name="T6">– </text:span>Схватил бы за крыло <text:span text:style-name="T6">—</text:span> я бы не вырвался.</text:p>
      <text:p text:style-name="P47">Я взглянул вверх. На металлической стенке чётко отпечатались четыре полукруга копыт. </text:p>
      <text:p text:style-name="P47"><text:span text:style-name="T6">–</text:span> И пришлось бы тебе за меня во дворце отдуваться.</text:p>
      <text:p text:style-name="P47"><text:span text:style-name="T6">–</text:span> Нашел что-нибудь интересное в развалинах?</text:p>
      <text:p text:style-name="P47"><text:span text:style-name="T6">–</text:span> А как же! Странное такое. Похожее на обезьяну. Но стройнее и грациознее. И оно было одето…</text:p>
      <text:p text:style-name="P47"><text:span text:style-name="T6">–</text:span> Одето?</text:p>
      <text:p text:style-name="P47"><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7"><text:span text:style-name="T6">–</text:span> Ещ одно неизвестное чудовище! <text:s/>Что-то их тут много развелось.</text:p>
      <text:p text:style-name="P47">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7">Я забросил на спину перемётные сумки и дал команду сбора.</text:p>
      <text:p text:style-name="P47"><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7">“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7"><text:span text:style-name="T6">–</text:span> Вы ведь в неопасное место идёте, да?</text:p>
      <text:p text:style-name="P47"><text:span text:style-name="T6">–</text:span> Да, Силк Мэйн, в неопасное.</text:p>
      <text:p text:style-name="P47"><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7"><text:span text:style-name="T6">–</text:span> Силк, не волнуйся, если будет опасно, мы сразу же повернём. (И пойдём другой дорогой <text:span text:style-name="T6">—</text:span> додумал я).</text:p>
      <text:p text:style-name="P47"><text:soft-page-break/>Силк Мэйн выпустила мою ногу, успокаиваясь. Я пошёл в казарму, а кобылки продолжали молча смотреть на меня...</text:p>
      <text:p text:style-name="P4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7">Опять таки, шансы для Мэда и Калруса <text:s/>пройти через болото <text:span text:style-name="T6">—</text:span> ничтожны.</text:p>
      <text:p text:style-name="P47"><text:span text:style-name="T6">–</text:span> Возвращаемся, Мэдди, <text:span text:style-name="T6">–</text:span> решил я. <text:span text:style-name="T6">–</text:span> Намотрелись достаточно.</text:p>
      <text:p text:style-name="P47">Пусть принцесса считает меня трусом, пусть я больше не смогу взглянуть ей в глаза, но я должен сделать то, что делаю. Мы возвращаемся…</text:p>
      <text:p text:style-name="P47"/>
      <text:h text:style-name="P114" text:outline-level="2">Продолжение ЛСД-чаепития</text:h>
      <text:p text:style-name="P47"/>
      <text:p text:style-name="P47"><text:s/>Так значит, своим появлением я невольно поспособствовал гибели особенного пони Луны? Мне очень жаль…</text:p>
      <text:p text:style-name="P47">Селестия через силу улыбнулась.</text:p>
      <text:p text:style-name="P47"><text:span text:style-name="T6">–</text:span> Пони умеют переносить тяготы, Макс. <text:span text:style-name="T6">–</text:span> Иначе бы мы не выжили. В нашей истории бывали очень тяжёлые времена.</text:p>
      <text:p text:style-name="P4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7"><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7"><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7"/>
      <text:p text:style-name="P47"/>
      <text:p text:style-name="P47"/>
      <text:p text:style-name="P47"><text:span text:style-name="T6">–</text:span> Тия, я…</text:p>
      <text:p text:style-name="P47"><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7">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7"><text:soft-page-break/>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7">Селестия замолчала, потом медленно поднесла ко рту чашку с холодным чаем и сделала три глубоких глотка.</text:p>
      <text:p text:style-name="P47"><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7"><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7"><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7"/>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7"/>
      <text:p text:style-name="P47"><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7">Её образ расплывался, в голове стоял звон, звуки проникали в уши как будто через толстый слой ваты.</text:p>
      <text:p text:style-name="P47"><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7">мочь мне. Помочь всем нам. А сейчас иди, отдыхай.</text:p>
      <text:p text:style-name="P47"/>
      <text:h text:style-name="P114" text:outline-level="2">В библиотеке замка Селестии</text:h>
      <text:p text:style-name="P81"/>
      <text:p text:style-name="P5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7">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7">Если верить заклинанию, я <text:span text:style-name="T6">—</text:span> внешняя сила, и если меня хорошо попросить <text:span text:style-name="T6">&lt;</text:span><text:span text:style-name="T17">см. выше - ночь с </text:span><text:soft-page-break/><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7"/>
      <text:h text:style-name="P114" text:outline-level="2">Понивилль</text:h>
      <text:p text:style-name="P47"/>
      <text:h text:style-name="P114" text:outline-level="2">Знакомство с Элементами Гармонии</text:h>
      <text:p text:style-name="P47"/>
      <text:p text:style-name="P47">На следующий день я застал в библиотеке кроме Твайлайт ещё трёх кобылок.</text:p>
      <text:p text:style-name="P47"><text:span text:style-name="T1">–</text:span> Знакомься, Макс <text:span text:style-name="T1">–</text:span> начала представлять меня Твайлайт, <text:span text:style-name="T1">–</text:span> это Пинки Пай.</text:p>
      <text:p text:style-name="P47"><text:span text:style-name="T1">–</text:span> Очень приятно, Макс.</text:p>
      <text:p text:style-name="P4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7"><text:span text:style-name="T1">–</text:span> ...то Рэрити! <text:span text:style-name="T1">–</text:span> Твайлайт представила светлую единорожку, которая чуть склонила голову в приветствии.</text:p>
      <text:p text:style-name="P47"><text:span text:style-name="T1">–</text:span> Макс, <text:span text:style-name="T1">–</text:span> кивнул я ей в ответ.</text:p>
      <text:p text:style-name="P47"><text:span text:style-name="T1">–</text:span> Рэйнбоу Дэш! <text:span text:style-name="T1">–</text:span> голубая пегаска представилась сама, насмешливо наморщив нос.</text:p>
      <text:p text:style-name="P47"><text:span text:style-name="T1">–</text:span> Макс. <text:span text:style-name="T1">–</text:span> закончил представляться я.</text:p>
      <text:p text:style-name="P47">Твайлайт продолжила прерванную моим появлением беседу.</text:p>
      <text:p text:style-name="P47"><text:span text:style-name="T1">–</text:span> Как я вам уже рассказывала, заклинание Свирла вызвало сюда Макса. И он хочет нам помочь, но не знает, как.</text:p>
      <text:p text:style-name="P47">Голубая пегаска вомущённо фыркнула.</text:p>
      <text:p text:style-name="P47"><text:span text:style-name="T1">–</text:span> А нужно ли нам помогать? Сами как-нибудь справимся!</text:p>
      <text:p text:style-name="P47"><text:span text:style-name="T1">–</text:span> Но Дэш, дорогая, неужели ты думаешь, что Твайлайт и принцесса Селестия не перепробовали всё возможное?</text:p>
      <text:p text:style-name="P47"><text:span text:style-name="T1">–</text:span> Рэрити грациозно улеглась на подушку, пододвинув её к себе магией.</text:p>
      <text:p text:style-name="P4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7">Я ошеломлённо посмотрел на неё.</text:p>
      <text:p text:style-name="P47"><text:span text:style-name="T1">–</text:span> Откуда ты знаешь?</text:p>
      <text:p text:style-name="P4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7"><text:span text:style-name="T1">– </text:span>47 лет? Такой старый? <text:span text:style-name="T1">–</text:span> тихо произнесла Рэйнбоу Дэш с сомнением поглядывая на меня.</text:p>
      <text:p text:style-name="P47"><text:soft-page-break/><text:span text:style-name="T1">–</text:span> Не старый. У нас живут, в среднем, до 90-ти <text:span text:style-name="T1">–</text:span> 100-а лет.</text:p>
      <text:p text:style-name="P4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7"><text:span text:style-name="T1">–</text:span> Программы. Это такие… гм… заклинания. Ты пишешь программу, запускаешь её, а потом она делает что-то для тебя.</text:p>
      <text:p text:style-name="P47"><text:span text:style-name="T1">–</text:span> То есть, ты, типа, волшебник в своём мире?</text:p>
      <text:p text:style-name="P47"><text:span text:style-name="T1">–</text:span> Вряд ли меня так можно называть. Очень далёкие параллели. У нас совсем нет магии.</text:p>
      <text:p text:style-name="P4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7"/>
      <text:p text:style-name="P47"/>
      <text:p text:style-name="P47">...</text:p>
      <text:p text:style-name="P47"/>
      <text:p text:style-name="P4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7"><text:span text:style-name="T1">–</text:span> Ну… В общем, да. Надо ещё пригласить Эпплджек и Флаттершай.</text:p>
      <text:p text:style-name="P4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7"><text:span text:style-name="T1">–</text:span> О, Рэрити, спасибо-спасибо-спасибо! <text:span text:style-name="T1">–</text:span> Твайлайт обняла единорожку.</text:p>
      <text:p text:style-name="P4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7">Рэйнбоу Дэш развернулась к выходу из библиотеки.</text:p>
      <text:p text:style-name="P4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7"><text:span text:style-name="T1">–</text:span> Мне кажется, Макс, ты ей чем-то не нравишься, <text:span text:style-name="T1">–</text:span> заметила Рэрити.</text:p>
      <text:p text:style-name="P47"><text:span text:style-name="T1">–</text:span> А, по-моему, так наоборот, <text:span text:style-name="T1">–</text:span> хмыкнул Спайк, всё это время евший в сторонке какие-то сверкающие кристаллы.</text:p>
      <text:p text:style-name="P47"><text:span text:style-name="T1">–</text:span> Но довольно слов. Что нужно делать, дорогая? <text:span text:style-name="T1">–</text:span> обратилась Рэрити к Твайлайт.</text:p>
      <text:p text:style-name="P47"><text:span text:style-name="T1">–</text:span> До утра <text:span text:style-name="T1">—</text:span> ничего. Потом вам нужно лечь рядом и я вызову заклинание двойного сна.</text:p>
      <text:p text:style-name="P47"><text:span text:style-name="T1">–</text:span> Отлично, тогда я ещё успею привести себя в порядок. На все сто нужно выглядеть даже во сне. Тем более, в чужом.</text:p>
      <text:p text:style-name="P47">Рэрити вышла на улицу. Я поднялся с места.</text:p>
      <text:p text:style-name="P47"><text:span text:style-name="T1">–</text:span> Я тоже, пожалуй, пройдусь.</text:p>
      <text:p text:style-name="P47"><text:span text:style-name="T1">–</text:span> Далеко не уходи, Макс. Понивилль не такой уж и маленький, новичок в нём запросто может заблудиться.</text:p>
      <text:p text:style-name="P47"><text:span text:style-name="T1">–</text:span> Не волнуйся, Твайлайт. Пройдусь до железной дороги и обратно.</text:p>
      <text:p text:style-name="P4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7">Дойдя до железной дороги, я пошёл вдоль неё, постепеннно выходя за пределы городка.</text:p>
      <text:p text:style-name="P47"><text:soft-page-break/>Чувствительный толчок чуть выше пояса заставил меня сделать два шага вперёд, чтобы не упасть.</text:p>
      <text:p text:style-name="P47">Я обернулся.</text:p>
      <text:p text:style-name="P47">Сзади стояла Рэйнбоу Дэш с растрёпанной от толчка чёлкой.</text:p>
      <text:p text:style-name="P4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7"><text:span text:style-name="T1">–</text:span> Рэйнбоу, успокойся. О чём ты?</text:p>
      <text:p text:style-name="P47">Она глядела сквозь чёлку куда-то мимо меня, отворачивая взгляд. Заднее копыто легонько притоптывало.</text:p>
      <text:p text:style-name="P47"><text:span text:style-name="T1">–</text:span> Ты знаешь, о чём. Должен знать, <text:span text:style-name="T1">–</text:span> отрезала она, ничего не объясняя.</text:p>
      <text:p text:style-name="P47"><text:span text:style-name="T1">–</text:span> Я не понимаю. Честно. Что ты чувствуешь?</text:p>
      <text:p text:style-name="P4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7"/>
      <text:p text:style-name="P62"/>
      <text:h text:style-name="P114" text:outline-level="2">Первый сеанс двойного сна. Рэрити</text:h>
      <text:p text:style-name="P47"/>
      <text:p text:style-name="P47"><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7"><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7"/>
      <text:p text:style-name="P47">Когда я вернулся в библиотеку, Твайлайт и Спайк уже соорудили нечто вроде мягкого уголка на втором этаже.</text:p>
      <text:p text:style-name="P47"><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7"><text:span text:style-name="T6">–</text:span> Может, и поместимся. Но, вообще, я во сне верчусь.</text:p>
      <text:p text:style-name="P47"><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7"><text:span text:style-name="T6">–</text:span> Рэ-ри-тиии! - прошептал в восхищении Спайк.</text:p>
      <text:p text:style-name="P47">И было отчего.</text:p>
      <text:p text:style-name="P47">Что-то неуловимо изменилось в той единорожке, которую я видел ещё утром.</text:p>
      <text:p text:style-name="P4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7"><text:span text:style-name="T6">–</text:span> Рэрити, ты выглядишь… Замечательно выглядишь! <text:span text:style-name="T6">–</text:span> растерянно пролепетала Твайлайт.</text:p>
      <text:p text:style-name="P47"><text:span text:style-name="T6">–</text:span> Дааааааа… Замечательно! <text:span text:style-name="T6">–</text:span> наконец-то смог закрыть рот <text:span text:style-name="T1">и втянуть слюни </text:span>Спайк.</text:p>
      <text:p text:style-name="P47"><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7"><text:soft-page-break/><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7"/>
      <text:p text:style-name="P47"><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7">Двух небольших понячьих матраса, сложенных вместе, мне вполне хватило, чтобы растянуться в полный рост и раскинуть руки крестом.</text:p>
      <text:p text:style-name="P4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7"><text:span text:style-name="T6">–</text:span> Я не слишком давлю? - прошептала мне на ухо единорожка.</text:p>
      <text:p text:style-name="P47">Её ресницы щекотали мне щёку и это было чертовски приятно. Ответить я не успел.</text:p>
      <text:p text:style-name="P47"><text:span text:style-name="T6">–</text:span> Готовы? <text:span text:style-name="T6">–</text:span> Спросила Твайлайт.</text:p>
      <text:p text:style-name="P47"><text:span text:style-name="T6">–</text:span> Я готова. <text:span text:style-name="T6">–</text:span> <text:span text:style-name="T1">о</text:span>тозвалась Рэрити.</text:p>
      <text:p text:style-name="P47"><text:span text:style-name="T6">–</text:span> Готов. <text:span text:style-name="T6">–</text:span> <text:span text:style-name="T1">с</text:span>казал я.</text:p>
      <text:p text:style-name="P4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7"/>
      <text:h text:style-name="P114" text:outline-level="2">Сон Макса</text:h>
      <text:p text:style-name="P81"/>
      <text:p text:style-name="P47"><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7"><text:span text:style-name="T20">–</text:span><text:span text:style-name="T17"> Готова, </text:span><text:span text:style-name="T20">–</text:span><text:span text:style-name="T17"> процедила она.</text:span><text:span text:style-name="T6">&gt;</text:span></text:p>
      <text:p text:style-name="P48">***</text:p>
      <text:p text:style-name="P47"><text:span text:style-name="T6">–</text:span> Вставай, Макс! <text:span text:style-name="T6">–</text:span> Маленькое копыто надавливало мне на грудь, делая энергичные круговые движения.</text:p>
      <text:p text:style-name="P47"><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7"><text:span text:style-name="T6">–</text:span> Мне не понравился цвет твоей мордочки. Ты стал слишком бледный. Я решила прервать твой сон. Как ты себя ...</text:p>
      <text:p text:style-name="P47"><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7"><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7"><text:span text:style-name="T6">–</text:span> Я в порядке. Что-то удалось узнать? <text:span text:style-name="T6">–</text:span> обратился я к Рэрити.</text:p>
      <text:p text:style-name="P47"><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7"><text:soft-page-break/><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7"><text:span text:style-name="T6">– </text:span>Да, Макс?</text:p>
      <text:p text:style-name="P47"><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7">Твайлайт растерялась.</text:p>
      <text:p text:style-name="P47"><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7"><text:span text:style-name="T6">–</text:span> Я помогу-у-у-у! <text:span text:style-name="T6">–</text:span> <text:span text:style-name="T1">з</text:span>апрыгала на месте Пинки.</text:p>
      <text:p text:style-name="P47"><text:span text:style-name="T6">–</text:span> Я помогу! <text:span text:style-name="T6">–</text:span> <text:span text:style-name="T1">н</text:span>еожиданно вызвалась Рэйнбоу Дэш, до этого безучастно наблюдавшая за нами.</text:p>
      <text:p text:style-name="P47"/>
      <text:p text:style-name="P56"/>
      <text:p text:style-name="P47"/>
      <text:p text:style-name="P47"><text:span text:style-name="T6">–</text:span> Я первая предложила! <text:span text:style-name="T6">–</text:span> возмутилась Пинки.</text:p>
      <text:p text:style-name="P47"><text:span text:style-name="T6">–</text:span> Предложила не ты, а Твайлайт. <text:span text:style-name="T6">–</text:span> <text:span text:style-name="T1">п</text:span>арировала Рэйнбоу Дэш.</text:p>
      <text:p text:style-name="P47"><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7"><text:span text:style-name="T6">–</text:span> Лады. <text:span text:style-name="T6">–</text:span> проворчала пегаска. <text:span text:style-name="T6">–</text:span> Приходи завтра на девять к библиотеке. Нет, лучше на десять.</text:p>
      <text:p text:style-name="P47"><text:span text:style-name="T6">–</text:span> Хорошо, Рэйнбоу Дэш. Договорились.</text:p>
      <text:p text:style-name="P47"><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7">Голубая пегаска фыркнула и скрылась в дневном небе.</text:p>
      <text:p text:style-name="P47"/>
      <text:h text:style-name="P114" text:outline-level="2">День с Пинки</text:h>
      <text:p text:style-name="P47"/>
      <text:p text:style-name="P4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7"><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7"><text:span text:style-name="T6">–</text:span> Ффух! Дай отдышаться.</text:p>
      <text:p text:style-name="P47"><text:span text:style-name="T6">–</text:span> Устал? <text:span text:style-name="T6">–</text:span> <text:span text:style-name="T1">у</text:span>частливо спросила Пинки.</text:p>
      <text:p text:style-name="P47"><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7"><text:span text:style-name="T6">–</text:span> Да? Тогда пойдём перекусим.</text:p>
      <text:p text:style-name="P47">Манерный пони-оффициант выслушал наши пожелания и удалился.</text:p>
      <text:p text:style-name="P47"><text:span text:style-name="T6">–</text:span> А какой у тебя был образ жизни?</text:p>
      <text:p text:style-name="P47"><text:span text:style-name="T6">–</text:span> В основном, <text:span text:style-name="T1">э</text:span>сидячий.</text:p>
      <text:p text:style-name="P47"><text:soft-page-break/><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7"><text:span text:style-name="T6">–</text:span> А у нас сидячая работа в порядке вещей.</text:p>
      <text:p text:style-name="P47"><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7"/>
      <text:p text:style-name="P47"><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7"/>
      <text:h text:style-name="P114" text:outline-level="2">День с Рэйнбоу Дэш</text:h>
      <text:p text:style-name="P47"/>
      <text:p text:style-name="P47">Я подошёл к библиотеке без десяти десять. Вокруг никого не было и я решил зайти в библиотеку поздороваться с Твайлайт.</text:p>
      <text:p text:style-name="P47"><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7"><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7"><text:span text:style-name="T6">–</text:span> Пошли, Рэйнбоу Дэш. А куда?</text:p>
      <text:p text:style-name="P47"><text:span text:style-name="T6">–</text:span> Слушай, зови меня Дэш. А то и мне придётся звать тебя полным именем, а я этого не выношу.</text:p>
      <text:p text:style-name="P47"><text:span text:style-name="T6">–</text:span> Договорились, Дэш. Так куда мы идём?</text:p>
      <text:p text:style-name="P47"><text:span text:style-name="T6">–</text:span> К <text:span text:style-name="T6">&lt;</text:span><text:span text:style-name="T17">водопаду</text:span><text:span text:style-name="T6">&gt;</text:span>. Там здоровски красивое место.</text:p>
      <text:p text:style-name="P47"><text:span text:style-name="T6">–</text:span> А я думал, ты хочешь показать мне Понивилль.</text:p>
      <text:p text:style-name="P47"><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7">Дэш повела меня из Понивилля вдоль железной дорог<text:span text:style-name="T1">и</text:span>.</text:p>
      <text:p text:style-name="P4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7"><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7"><text:span text:style-name="T6">–</text:span> Дежа вю? Ты об этом?</text:p>
      <text:p text:style-name="P47"><text:span text:style-name="T6">– </text:span>Что? Какое ещё дежавю?</text:p>
      <text:p text:style-name="P47"><text:span text:style-name="T6">–</text:span> Ложные воспоминания. Ты помнишь о чём-то, чего на самом деле никогда не было.</text:p>
      <text:p text:style-name="P47"><text:span text:style-name="T6">–</text:span> Хм. Может, и дежавю… Может… А если всё же было? Но ты не помнишь когда и как?</text:p>
      <text:p text:style-name="P47"><text:soft-page-break/><text:span text:style-name="T6">–</text:span> Дэш, не говори загадками. Если хочешь услышать внятный ответ, задавай внятный вопрос.</text:p>
      <text:p text:style-name="P47"><text:span text:style-name="T6">–</text:span> Не готова я… задать внятный вопрос. <text:span text:style-name="T6">–</text:span> <text:span text:style-name="T1">п</text:span>робормотала пегаска. <text:span text:style-name="T6">–</text:span> Нам туда.</text:p>
      <text:p text:style-name="P47">Дэш указала на тропку, уводящую от путей в молодой берёзово-кленовый лесок.</text:p>
      <text:p text:style-name="P47"><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7"><text:span text:style-name="T6">–</text:span> Из меня бегун тот ещё. <text:s/>Я проплыть могу больше, чем пробежать.</text:p>
      <text:p text:style-name="P47"><text:span text:style-name="T6">–</text:span> Давай попробуем. Летать-то ты всё равно не сможешь.</text:p>
      <text:p text:style-name="P47">И мы побежали. Точнее, Дэш потрусила бойкой рысью, а я старался не отставать от неё, тяжёло шаркая мокасинами.</text:p>
      <text:p text:style-name="P47">Постепенно дышать становилось всё труднее, а ноги были всё тяжелее.</text:p>
      <text:p text:style-name="P47"><text:span text:style-name="T6">–</text:span> Всё, Дэш. Я больше не могу.</text:p>
      <text:p text:style-name="P47"><text:span text:style-name="T6">–</text:span> Ты шутишь? Мы и полмили не пробежали.</text:p>
      <text:p text:style-name="P47"><text:span text:style-name="T6">–</text:span> Понимаешь, бег <text:span text:style-name="T1">—</text:span> не моя сильная сторона. Никогда не умел долго бегать.</text:p>
      <text:p text:style-name="P47"><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7"><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7"><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7"><text:span text:style-name="T6">–</text:span> Мы можем вернуться. А это место ты покажешь мне в другой раз. Выберемся туда в двухдневный поход.</text:p>
      <text:p text:style-name="P47"><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7"><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7"><text:span text:style-name="T6">–</text:span> Сможешь меня удержать?</text:p>
      <text:p text:style-name="P47"><text:span text:style-name="T6">–</text:span> Ты про руки, что ли? Смогу. А зачем?</text:p>
      <text:p text:style-name="P47"><text:span text:style-name="T6">–</text:span> Тогда держи меня. За задние ноги.</text:p>
      <text:p text:style-name="P47">И Дэш поднялась в воздух, зависнув на высоте примерно двух метров.</text:p>
      <text:p text:style-name="P4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7"><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7"><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7"><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47">Мы неслись так минут пять и у меня уже начали деревенеть кисти рук.</text:p>
      <text:p text:style-name="P47"><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7"><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7"><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6">&gt;</text:span></text:p>
      <text:p text:style-name="P47"><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7">Вода оказалась прохладной, как на пляже в финской Суоменлинне в августе. И такой же прозрачной.</text:p>
      <text:p text:style-name="P4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7">Дэш, отчаяно молотя мокрыми крыльями, тащила меня к берегу. Брызги летели во все стороны. Воротник в её зубах потрескивал, но держался.</text:p>
      <text:p text:style-name="P47"><text:span text:style-name="T6">–</text:span> Ф-р-р-р. Тьфу! Бр-р-р.</text:p>
      <text:p text:style-name="P47">Дэш выплюнула меня на берег и сама упала рядом.</text:p>
      <text:p text:style-name="P47"><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7"><text:span text:style-name="T6">–</text:span> С чего ты взяла? Я умею.</text:p>
      <text:p text:style-name="P47"><text:span text:style-name="T6">–</text:span> Ты ушёл под воду! И не выныривал! <text:span text:style-name="T6">–</text:span> <text:span text:style-name="T1">о</text:span>т возмущения пегаска даже забыла дышать.</text:p>
      <text:p text:style-name="P47"><text:span text:style-name="T6">–</text:span> Я не выныривал, потому что решил поплавать под водой. Я, вообще, это дело люблю.</text:p>
      <text:p text:style-name="P47"><text:span text:style-name="T6">–</text:span> Что??! И ты не предупредил меня?!! Знаешь, как я испугалась?!! Ни одна пони без магии столько под водой не продержится!!</text:p>
      <text:p text:style-name="P47"><text:span text:style-name="T6">–</text:span> Ну, знаешь ли, ты же не предупредила, что меня ждёт купание в озере? Поэтому я не успел предупредить тебя.</text:p>
      <text:p text:style-name="P4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7"><text:span text:style-name="T6">–</text:span> Да. Это я виновата. Я дура. Извини, <text:span text:style-name="T6">–</text:span> тихо пробормотала Дэш. Было видно, с каким трудом даются ей эти слова.</text:p>
      <text:p text:style-name="P47">Мне стало смешно. Я уселся рядом, притянул её шею к себе и взъерошил ей мокрую чёлку.</text:p>
      <text:p text:style-name="P47"><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7"><text:span text:style-name="T6">&lt;</text:span><text:span text:style-name="T17">В Кантерлоте Макс присутствует на церемонии прощания с Кимеринном</text:span><text:span text:style-name="T6">&gt;</text:span></text:p>
      <text:p text:style-name="P4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47">Что я и сделал.</text:p>
      <text:p text:style-name="P4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7"><text:span text:style-name="T6">–</text:span> Ух ты! <text:span text:style-name="T6">–</text:span> <text:span text:style-name="T1">о</text:span>т открывшегося вида захватило дух.</text:p>
      <text:p text:style-name="P4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7"><text:span text:style-name="T6">–</text:span> Как тут…</text:p>
      <text:p text:style-name="P47"><text:span text:style-name="T6">–</text:span> Красиво, правда? <text:span text:style-name="T6">–</text:span> Дэш отследила мой взгляд и кивнула.</text:p>
      <text:p text:style-name="P47"><text:span text:style-name="T6">–</text:span> Красиво <text:span text:style-name="T1">—</text:span> это не то <text:span text:style-name="T1">чувство</text:span>. Тут чудесно! Просто слов нет…</text:p>
      <text:p text:style-name="P47"><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7"><text:span text:style-name="T6">–</text:span> А сейчас? Сейчас у тебя есть такое чувство?</text:p>
      <text:p text:style-name="P47"><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7">Я покачал головой.</text:p>
      <text:p text:style-name="P47"><text:span text:style-name="T6">–</text:span> Это исключено, Дэш. Я никак не мог повстречаться с тобой в своём мире.</text:p>
      <text:p text:style-name="P47"><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7">Мне и вправду было холодно. Хотя ясно светило солнце, мокрая одежда и ветер, задувающий под крыло пегаски, не давали согреться.</text:p>
      <text:p text:style-name="P47"><text:span text:style-name="T6">–</text:span> Тебе надо просушить шерсть. Снимай-ка одежду! <text:span text:style-name="T6">–</text:span> <text:span text:style-name="T1">с</text:span>командовала Дэш.</text:p>
      <text:p text:style-name="P47"><text:span text:style-name="T6">–</text:span> У меня нет шерсти. Хотя ты права, одежду нужно просушить.</text:p>
      <text:p text:style-name="P4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7"><text:span text:style-name="T6">–</text:span> Куда это ты спрятался? <text:span text:style-name="T6">–</text:span> <text:span text:style-name="T1">з</text:span>аросли вербы раздвинулись, пропуская пегаску.</text:p>
      <text:p text:style-name="P47"><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7">Дэш удивлённо наблюдала за этой суматохой.</text:p>
      <text:p text:style-name="P47"><text:span text:style-name="T6">–</text:span> Ты чего? <text:span text:style-name="T6">–</text:span> <text:span text:style-name="T1">в</text:span> конце-концов озадаченно спросила она. <text:span text:style-name="T6">–</text:span> Что-то не так?</text:p>
      <text:p text:style-name="P47"><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7"><text:span text:style-name="T6">–</text:span> А с кем не так? Со мной? С тобой? Или вообще? <text:span text:style-name="T6">–</text:span> <text:span text:style-name="T1">д</text:span>опытывалась пегаска.</text:p>
      <text:p text:style-name="P47"><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7"><text:span text:style-name="T6">–</text:span> Ну и?</text:p>
      <text:p text:style-name="P47"><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7"><text:soft-page-break/><text:span text:style-name="T6">–</text:span> А какой смысл в этом правиле? Какую цель оно преследует?</text:p>
      <text:p text:style-name="P47"><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7"><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7"><text:span text:style-name="T6">–</text:span> Вот видишь, ты меня правильно поняла. Описанные тобой табу у нас, кстати, тоже есть.</text:p>
      <text:p text:style-name="P47"><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7">С этими словами она просунула шею мне за спину и дёрнула зубами за узел из рукавов куртки. Узел ослаб.</text:p>
      <text:p text:style-name="P47"><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7">От рывка я сел на песок, выпустив куртку. Дэш закинула её повыше на куст и повернулась ко мне.</text:p>
      <text:p text:style-name="P47"/>
      <text:p text:style-name="P47"><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47">Я не ответил.</text:p>
      <text:p text:style-name="P47">Пегаска подошла поближе и села, прижавшись тёплым боком ко мне.</text:p>
      <text:p text:style-name="P47"><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7">Пегаска участливо попыталась просунуть нос мне под руку, пытаясь оторвать моё лицо от колен.</text:p>
      <text:p text:style-name="P47"><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7">Я в ответ облапил её и уткнулся носом ей в шею, заодно вытерев об неё слёзы смеха.</text:p>
      <text:p text:style-name="P47"><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7">Вдоволь отсмеявшись, Дэш ткнула меня носом в грудь и спросила:</text:p>
      <text:p text:style-name="P47"><text:span text:style-name="T6">–</text:span> И?</text:p>
      <text:p text:style-name="P47"><text:span text:style-name="T6">–</text:span> Что “и”?</text:p>
      <text:p text:style-name="P47"><text:span text:style-name="T6">–</text:span> Ты сказал: “ А под конец сорвать штаны и…” <text:span text:style-name="T6">–</text:span> вот я и хочу знать, что “и”?</text:p>
      <text:p text:style-name="P47">Я смутился.</text:p>
      <text:p text:style-name="P47"><text:span text:style-name="T6">–</text:span> Да ничего… Не бери в голову.</text:p>
      <text:p text:style-name="P47"><text:span text:style-name="T6">–</text:span> А я хочу брать! Какой ты всё-таки… <text:span text:style-name="T6">–</text:span> Дэш встала, потянувшись сначала передней половиной, потом задней.</text:p>
      <text:p text:style-name="P47"><text:span text:style-name="T6">–</text:span> Какой?</text:p>
      <text:p text:style-name="P47"><text:soft-page-break/><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7"><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7">Я глядел на пегаску и не мог поверить, что она мне предлагает…</text:p>
      <text:p text:style-name="P47"><text:span text:style-name="T6">–</text:span> Дэш, ты..?</text:p>
      <text:p text:style-name="P47"><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7">Я просто смотрел на неё и молчал. В голове было пусто.</text:p>
      <text:p text:style-name="P4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7">К чёрту всё!</text:p>
      <text:p text:style-name="P47"><text:span text:style-name="T6">–</text:span> Дэш!</text:p>
      <text:p text:style-name="P47"><text:span text:style-name="T6">–</text:span> Да? <text:span text:style-name="T6">–</text:span> как-то тихо и печально отозвалась пегаска, снова наклонившись ко мне.</text:p>
      <text:p text:style-name="P47">Я привстал на локте, притянул её голову к себе и поцеловал.</text:p>
      <text:p text:style-name="P47">Медленно, как в замедленной съёмке, сгибая ноги, Дэш опустилась на меня, издав протяжный вздох и расслабив крылья.</text:p>
      <text:p text:style-name="P47"><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7"><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7"><text:span text:style-name="T6">–</text:span> Ничего себе!</text:p>
      <text:p text:style-name="P47"><text:span text:style-name="T6">–</text:span> А ты как думал, откуда взялись пони-пегасы и пони-единороги?</text:p>
      <text:p text:style-name="P47"><text:span text:style-name="T6">–</text:span> Я думал, они всегда были.</text:p>
      <text:p text:style-name="P47"><text:span text:style-name="T6">–</text:span> Не всегда. Пегасы произошли от земных пони и грифонов. Пони-единороги <text:span text:style-name="T6">–</text:span> от земных пони и диких единорогов.</text:p>
      <text:p text:style-name="P47"><text:span text:style-name="T6">–</text:span> А что это за дикие единороги?</text:p>
      <text:p text:style-name="P47"><text:span text:style-name="T6">–</text:span> Сейчас они почти не встречаются. У них хвосты как у льва <text:span text:style-name="T1">—</text:span> с кисточкой на конце. И раздвоенные копыта.</text:p>
      <text:p text:style-name="P47"><text:span text:style-name="T6">–</text:span> А аликорны от кого произошли? От пегасов и единорогов?</text:p>
      <text:p text:style-name="P47"><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7"><text:span text:style-name="T6">–</text:span> Что ж, спасибо, что просветила. Однако…</text:p>
      <text:p text:style-name="P47"><text:span text:style-name="T6">–</text:span> Что?</text:p>
      <text:p text:style-name="P47"><text:span text:style-name="T6">–</text:span> Ты лежишь на мне.</text:p>
      <text:p text:style-name="P47"><text:span text:style-name="T6">–</text:span> Ну да, лежу, <text:span text:style-name="T6">–</text:span> Дэш ехидно улыбнулась и заёрзала животом. <text:span text:style-name="T6">–</text:span> А что?</text:p>
      <text:p text:style-name="P47"><text:span text:style-name="T6">–</text:span> А то, что в таком положении я до тебя не достану! У тебя слишком высоко расположена... ммм… анатомия.</text:p>
      <text:p text:style-name="P47"><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7">Пока она ёрзала, я начал ощущать напряжение в низу живота. Пегаска не была человеческой <text:soft-page-break/>девушкой и осознание того, что она меня возбуждает, рождало какие-то необычайно сумбурные, животные, почти эзотерические ощущения.</text:p>
      <text:p text:style-name="P47"><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7">Пегаска замерла и прикоснулась своим носом к моему.</text:p>
      <text:p text:style-name="P47"><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7">Я начал почёсывать её шею у основания гривы. Её грива щекотала мне грудь и я перебросил её на другую сторону.</text:p>
      <text:p text:style-name="P47"><text:span text:style-name="T6">–</text:span> Не страшно. Но чертовски необычно.</text:p>
      <text:p text:style-name="P4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7"><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7"><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7"><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7"><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7"><text:span text:style-name="T6">–</text:span> Дэш, <text:span text:style-name="T6">–</text:span> рассмеялся я, <text:span text:style-name="T6">–</text:span> отпусти ухо!</text:p>
      <text:p text:style-name="P47"><text:span text:style-name="T6">–</text:span> Отпускаю, <text:span text:style-name="T6">–</text:span> шепнула пегаска мне в ухо. <text:span text:style-name="T6">–</text:span> А ты вытаскивай из меня палец и займись делом.</text:p>
      <text:p text:style-name="P47">С этими словами пегаска встала.</text:p>
      <text:p text:style-name="P48">***</text:p>
      <text:p text:style-name="P47">Последние полчаса мы просто лежали на пляже и нежились под вечерним солнцем, когда Дэш вскочила на ноги.</text:p>
      <text:p text:style-name="P47"><text:span text:style-name="T6">–</text:span> Мы опаздываем! Рэрити назначила на восемь часов вечера у Твайлайт!</text:p>
      <text:p text:style-name="P47"><text:span text:style-name="T6">&lt;</text:span><text:span text:style-name="T17">Р/Д отправляется в сон до Рэрити и там вспоминает Леро/Листа.</text:span><text:span text:style-name="T6">&gt;</text:span></text:p>
      <text:p text:style-name="P47">Пока я одевался, пегаска в нетерпении рыла копытом землю.</text:p>
      <text:p text:style-name="P47"><text:span text:style-name="T6">–</text:span> Оделся? Хватайся! <text:span text:style-name="T6">–</text:span> Дэш подпрыгнула и зависла у меня над головой, давая схватиться за ноги.</text:p>
      <text:p text:style-name="P47">И мы понеслись…</text:p>
      <text:p text:style-name="P47"/>
      <text:p text:style-name="P81"/>
      <text:p text:style-name="P81"/>
      <text:p text:style-name="P81"/>
      <text:p text:style-name="P81"/>
      <text:p text:style-name="P47"><text:span text:style-name="T6">&lt;</text:span><text:span text:style-name="T17">Подходя к замку Принцесс, Дэш рассказывает Максу обо сне, который она утаила - с Леро.</text:span><text:span text:style-name="T6">&gt;</text:span> </text:p>
      <text:p text:style-name="P47"><text:soft-page-break/><text:span text:style-name="T6">&lt;</text:span><text:span text:style-name="T17">Кто следующий готов рассказывать?</text:span></text:p>
      <text:p text:style-name="P55">Пинки дёрнулась на месте, но промолчала.</text:p>
      <text:p text:style-name="P47"><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6">&gt;</text:span></text:p>
      <text:p text:style-name="P47"><text:span text:style-name="T6">&lt;</text:span><text:span text:style-name="T17">После рассказа РД рассказывает Пинки. При расказе становится ясно её безумие </text:span><text:span text:style-name="T20">—</text:span><text:span text:style-name="T17"> она становится Пинкаминой из-за её сна </text:span><text:span text:style-name="T20">—</text:span><text:span text:style-name="T17"> “Кексиков”. Также она видит во сне центр Эгрегора Эквестрии </text:span><text:span text:style-name="T20">—</text:span><text:span text:style-name="T17"> Селестию. И она видит, как Селестия превращается в набор цифр и уходит в экран </text:span><text:span text:style-name="T20">—</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7"><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text:span><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1"/>
      <text:p text:style-name="P47"><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7"><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7"/>
      <text:h text:style-name="P114" text:outline-level="2"/>
      <text:p text:style-name="P48">***</text:p>
      <text:p text:style-name="P47"><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7"><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7"><text:span text:style-name="T6">–</text:span> Что такое “рекурсивный сон”?</text:p>
      <text:p text:style-name="P47"><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7"/>
      <text:h text:style-name="P114"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7"><text:span text:style-name="T6">–</text:span> И в твоём мире нет пони-пегасов и пони-единорогов? Есть только земнопони? <text:span text:style-name="T6">–</text:span> допытывалась РД.</text:p>
      <text:p text:style-name="P47"><text:span text:style-name="T6">–</text:span> По большому счёту, земнопони тоже нет. Наши пони и лошади неразумны. И в них нет ни капли магии…</text:p>
      <text:p text:style-name="P47">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7"><text:span text:style-name="T6">–</text:span> Ну хорошо, а кто вами правит? Аликорн? Драконикус? Какой-нибудь человек с рогом во лбу? Или у <text:soft-page-break/>вас нет правителя?</text:p>
      <text:p text:style-name="P47"><text:span text:style-name="T6">–</text:span> Нет, почему? Правитель есть. Только он не постоянный. Его избирают. Раз в несколько лет.</text:p>
      <text:p text:style-name="P47"><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7">Сосредоточиться мешал шум. Сначала это была тихая дробь на грани слышимости, но постепенно она переросла в звонкое цоканье.</text:p>
      <text:p text:style-name="P47"><text:span text:style-name="T6">–</text:span> Хм. Узнаю походку Твайлайт. Что-то случилось. <text:span text:style-name="T6">–</text:span> заметила <text:span text:style-name="T1">пегаска</text:span>.</text:p>
      <text:p text:style-name="P47">И впрямь, на запыхавшейся единорожке лица не было.</text:p>
      <text:p text:style-name="P47"><text:span text:style-name="T6">–</text:span> Она исчезла!!! <text:span text:style-name="T6">–</text:span> Твайлайт не могла отдышаться.</text:p>
      <text:p text:style-name="P47"><text:span text:style-name="T6">–</text:span> Кто <text:span text:style-name="T1">—</text:span> она??? <text:span text:style-name="T6">–</text:span> <text:span text:style-name="T1">х</text:span>ором воскликнули мы и переглянулись.</text:p>
      <text:p text:style-name="P47"><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7"><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7"><text:span text:style-name="T6">–</text:span> Никаких поездов. Луна прислала за нами воздушную колесницу. Созывай подруг. Собираемся у меня в 18.00.</text:p>
      <text:p text:style-name="P47">Колесница приземлилась прямо на открытую площадку замка. Не мешкая ни секунды, стража проводила пассажиров в покои принцессы Луны.</text:p>
      <text:p text:style-name="P47"><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7"><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7"><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7">Я покачал головой.</text:p>
      <text:p text:style-name="P47"><text:span text:style-name="T6">–</text:span> Не могу ничем помочь. Я знаю не больше твоего.</text:p>
      <text:p text:style-name="P47">Луна как будто ожидала такой ответ.</text:p>
      <text:p text:style-name="P47"><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7"><text:span text:style-name="T6">–</text:span> Приложу все усилия, Ваше Высочество. Но мне понадобится провести некоторое время в библиотеке Кантерлота.</text:p>
      <text:p text:style-name="P47"><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7"/>
      <text:h text:style-name="P114" text:outline-level="2">Поиск решения</text:h>
      <text:p text:style-name="P81"/>
      <text:p text:style-name="P47"><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7"><text:soft-page-break/><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7">В этот момент в воздухе прозвучал хлопок, и у меня перед носом возник небольшой свиток, исписанный каллиграфическим почерком.</text:p>
      <text:p text:style-name="P47">Свиток плавно опустился мне в руки.</text:p>
      <text:p text:style-name="P4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8">***</text:p>
      <text:p text:style-name="P4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7"><text:span text:style-name="T1">–</text:span> У нас нет волшебников, <text:span text:style-name="T1">–</text:span> возразил я.</text:p>
      <text:p text:style-name="P4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7">Спорить со старым змеем было сложно, поэтому я переключил внимание на Твайлайт.</text:p>
      <text:p text:style-name="P4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7"><text:span text:style-name="T1">–</text:span> А как мы узнаем, когда будет нужное время? План ненадёжен. <text:span text:style-name="T1">–</text:span> <text:span text:style-name="T1">з</text:span>асомневалась Луна.</text:p>
      <text:p text:style-name="P4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1">&lt;<text:span text:style-name="T18">Луна приносит в жертву свою кровь, чтобы путешествие к замку прошло без потерь. Жертва не принимается — Дэш погибает</text:span>&gt;</text:p>
      <text:p text:style-name="P47"><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1"/>
      <text:p text:style-name="P47"><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oft-page-break/><text:span text:style-name="T17">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7"><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6">&gt;</text:span></text:p>
      <text:p text:style-name="P47"/>
      <text:h text:style-name="P114" text:outline-level="2">Поход к замку Принцес-2</text:h>
      <text:p text:style-name="P47"/>
      <text:p text:style-name="P4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7"><text:span text:style-name="T1">–</text:span> Это значит, что мы совсем близко от замка. От того остова замок должен быть виден, <text:span text:style-name="T1">–</text:span> прошептала Луна.</text:p>
      <text:p text:style-name="P47">На металлическом боку остова были отчётливо видны четыре вмятины <text:span text:style-name="T6">—</text:span> место торможения Кимеринна.</text:p>
      <text:p text:style-name="P4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7">Я внимательно осмотрел покорёженный остов. </text:p>
      <text:p text:style-name="P47">”...eing” <text:span text:style-name="T6">—</text:span> виднелось под листвой плюща.</text:p>
      <text:p text:style-name="P47">“Откуда здесь взялся рухнувший Боинг?” <text:span text:style-name="T6">&lt;</text:span><text:span text:style-name="T18">Дуглас </text:span><text:span text:style-name="T20">—</text:span><text:span text:style-name="T18"> </text:span><text:span text:style-name="T20">DC-3</text:span><text:span text:style-name="T6">&gt;</text:span></text:p>
      <text:p text:style-name="P4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7">Кобылки о чём-то спорили, в то время как стражники пытались нащупать брод.</text:p>
      <text:p text:style-name="P4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7"><text:span text:style-name="T1">–</text:span> Кимеринн погиб от тентаклиан, <text:span text:style-name="T1">–</text:span> тихо заметила Луна. <text:span text:style-name="T1">–</text:span> Ждите меня здесь.</text:p>
      <text:p text:style-name="P4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7">Тяжело дыша, Луна вернулась.</text:p>
      <text:p text:style-name="P51"><text:soft-page-break/></text:p>
      <text:p text:style-name="P47"><text:span text:style-name="T6">&lt;</text:span><text:span text:style-name="T17">высоко летать нельзя из-за молний</text:span><text:span text:style-name="T6">&gt;</text:span></text:p>
      <text:p text:style-name="P51"/>
      <text:p text:style-name="P4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7">Её голос заглушил протяжный стон металла.</text:p>
      <text:p text:style-name="P47">Остов самолёта выпрямился и, чуть приподнявшись над землёй, сразу же опустился.</text:p>
      <text:p text:style-name="P47"><text:span text:style-name="T1">–</text:span> Дискорд!!! - одновременно воскликнули Луна, Дэш, ЭйДжей, Флаттершай и я.</text:p>
      <text:p text:style-name="P47">И действительно, за штурвалом <text:s/>сидел драконикус и что-то шептал себе под нос. Остов снова приподнялся и опять опустился.</text:p>
      <text:p text:style-name="P47"><text:span text:style-name="T1">–</text:span> У меня бы ни в жизни это бы не получилось, не помогай мне он. <text:span text:style-name="T1">–</text:span> заявил Дискорд.</text:p>
      <text:p text:style-name="P47"><text:span text:style-name="T1">–</text:span> Кто <text:span text:style-name="T6">—</text:span> “он”, <text:span text:style-name="T1">–</text:span> спросила Луна.</text:p>
      <text:p text:style-name="P4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7"><text:span text:style-name="T1">–</text:span> Поворачиваем! Поворачиваем! <text:span text:style-name="T1">–</text:span> прохрипел Дискорд.</text:p>
      <text:p text:style-name="P47"><text:span text:style-name="T1">–</text:span> Как? <text:span text:style-name="T1">–</text:span> Твайлайт зажмурилась от напряжения.</text:p>
      <text:p text:style-name="P47"><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7">Кабина медленно накренилась. Деревья поплыли вправо. </text:p>
      <text:p text:style-name="P47"><text:span text:style-name="T1">–</text:span> Выравниваем!!!</text:p>
      <text:p text:style-name="P47">Кабина выровнялась. Сначала деревья, а потом водная гладь медленно проплывали внизу.</text:p>
      <text:p text:style-name="P47"><text:span text:style-name="T1">–</text:span> Вот так и держим. Эта железяка очень нам благодарна.</text:p>
      <text:p text:style-name="P47"><text:span text:style-name="T1">–</text:span> Скорее! Я долго не выдержу! Она слишком тяжёлая. <text:span text:style-name="T1">–</text:span> Твайлайт дрожала от напряжения.</text:p>
      <text:p text:style-name="P4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47">Поняв тщётность усилий, пегаска вернулась в самолёт. В закрытую ею дверь через секунду громыхнул тентаклиан.</text:p>
      <text:p text:style-name="P47"><text:span text:style-name="T1">–</text:span> Не сдаёмся! Этой мерзкой дряни не победить нас! <text:span text:style-name="T1">–</text:span> хрипел Дискорд.</text:p>
      <text:p text:style-name="P4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7"><text:span text:style-name="T1">–</text:span> Я больше не могу, <text:span text:style-name="T1">–</text:span> простонала Твайлайт и лишилась чувств.</text:p>
      <text:p text:style-name="P47">“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7">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7">Мне показался знакомым открывшийся корридор слева.</text:p>
      <text:p text:style-name="P4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7">Топот копыт основной группы затихал за поворотом основного корридора. РД коротко кивнула и, пропустив меня в проём, потрусила за мной.</text:p>
      <text:p text:style-name="P47">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7"><text:span text:style-name="T1">Дэш</text:span> вытянула шею и навострила уши, прислушивась к затихающему топоту. Потом высоко подпрыгнула и зависла в воздухе.</text:p>
      <text:p text:style-name="P47"><text:span text:style-name="T1">–</text:span> Хватайся за ноги. <text:span text:style-name="T1">–</text:span> <text:span text:style-name="T1">с</text:span>командовала она.</text:p>
      <text:p text:style-name="P4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7">После двух кувырков по камням гудела голова и саднило ушибленное плечо. </text:p>
      <text:p text:style-name="P47"><text:span text:style-name="T1">–</text:span> Дэш? Ты где? Дэш?</text:p>
      <text:p text:style-name="P47">До меня донеслось тяжёлое дыхание и звуки борьбы из бокового прохода метрах в пяти позади меня.</text:p>
      <text:p text:style-name="P4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7"><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7">Наконец она процедила сквозь зубы:</text:p>
      <text:p text:style-name="P47"><text:span text:style-name="T1">–</text:span> Всё. Уходи! <text:span text:style-name="T1">–</text:span> и с силой толкнула меня в грудь копытом, одновременно вырываясь из объятий.</text:p>
      <text:p text:style-name="P47"><text:span text:style-name="T1">–</text:span> Дэш! <text:span text:style-name="T1">–</text:span> <text:span text:style-name="T1">с</text:span> пола я увидел, как в петле тентаклиана с хрустом ломается её крыло.</text:p>
      <text:p text:style-name="P47">Дэш застонала и у неё подкосились передние ноги.</text:p>
      <text:p text:style-name="P47"><text:span text:style-name="T1">–</text:span> Уйди! Не смотри на меня! <text:span text:style-name="T1">–</text:span> зло крикнула она мне.</text:p>
      <text:p text:style-name="P4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7">Очередной рывок сбил меня с ног.</text:p>
      <text:p text:style-name="P47">Я очнулся от спёртого дыхания.</text:p>
      <text:p text:style-name="P47">Дискорд, ругаясь сквозь зубы, волок меня под мышкой по коридору, по которому пять минут назад мы с Дэш догоняли группу.</text:p>
      <text:p text:style-name="P4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7">Я тупо смотрел на проносящиеся подо мной плиты. Мыслей не было никаких. Только воспоминания.</text:p>
      <text:p text:style-name="P4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7">Я закрыл глаза и беззвучно закричал. Как сквозь сон мне слышались голоса.</text:p>
      <text:p text:style-name="P47"><text:span text:style-name="T1">–</text:span> Все приготовились? Луна, ты готова?</text:p>
      <text:p text:style-name="P47"><text:span text:style-name="T1">–</text:span> Да.</text:p>
      <text:p text:style-name="P47"><text:span text:style-name="T1">–</text:span> Твайлайт?</text:p>
      <text:p text:style-name="P47"><text:span text:style-name="T1">–</text:span> Да!</text:p>
      <text:p text:style-name="P4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7"><text:span text:style-name="T1">–</text:span> Дэш? Что с ней?</text:p>
      <text:p text:style-name="P47"><text:span text:style-name="T1">–</text:span> Нет времени объяснять. Тентаклианы просыпаются. Начинаем!</text:p>
      <text:p text:style-name="P47"><text:span text:style-name="T1">–</text:span> Начинаем!</text:p>
      <text:p text:style-name="P47"><text:span text:style-name="T1">–</text:span> Начинаем!</text:p>
      <text:p text:style-name="P4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7">Поток заканчивался окном неправильной формы. Через окно по мере приближения стали видны огни большого города.</text:p>
      <text:p text:style-name="P47">Эпплджек нырнула в проём первая. Флаттершай, прижав к себе ноги и прикрывшись крыльями, <text:soft-page-break/>влетела вторая.</text:p>
      <text:p text:style-name="P4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7">Там были лишь темнота и радуга, тающая в последних отблесках исчезающего коридора.</text:p>
      <text:p text:style-name="P48">***</text:p>
      <text:p text:style-name="P47">Невесомость, удар, чувство веса.</text:p>
      <text:p text:style-name="P47">Я открыл глаза.</text:p>
      <text:p text:style-name="P4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7">Мне ЭТО всё приснилось? Но таких ярких и длинных снов не бывает. А ЛСД я перестал баловаться два года назад. Да и не похоже это на трип.</text:p>
      <text:p text:style-name="P47">Я поднял руку и обнаружил в ладони брошь в виде радужной молнии.</text:p>
      <text:p text:style-name="P47">Слабый звук заставил меня обернуться.</text:p>
      <text:p text:style-name="P4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7"/>
      <text:p text:style-name="P47"><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7"><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7"/>
      <text:h text:style-name="P114" text:outline-level="2">Терра. Прибытие</text:h>
      <text:p text:style-name="P47"/>
      <text:p text:style-name="P4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7">Я присел в коридоре, закрыв глаза.</text:p>
      <text:p text:style-name="P4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4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8">***</text:p>
      <text:p text:style-name="P4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7">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7">– Постой, – я оторвался от печальных мыслей, – в чём удача-то, что ты оказался с нами?</text:p>
      <text:p text:style-name="P4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7">Дискорд отпил воды и попытался поставить стакан в воздух. Стакан немедленно упал и разбился.</text:p>
      <text:p text:style-name="P4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7">Стакан медленно собрался воедино и прыгнул обратно в руку Дискорду. – Хорошо, хоть внутренняя сила осталась. – пробурчал он.</text:p>
      <text:p text:style-name="P4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7">– А они? – Дискорд кивнул на девушек, сжавшихся в уголке дивана.</text:p>
      <text:p text:style-name="P47">Я пожал плечами. </text:p>
      <text:p text:style-name="P47">– Поживём — увидим. Я никому навязывать обязанности не собираюсь.</text:p>
      <text:p text:style-name="P47"/>
      <text:h text:style-name="P114" text:outline-level="2">Поиски</text:h>
      <text:p text:style-name="P47"/>
      <text:p text:style-name="P4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4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7">А сейчас разберёмся, что там с Нексусом?</text:p>
      <text:p text:style-name="P47">Административная консоль приветственно мигнула зелёным шрифтом.</text:p>
      <text:p text:style-name="P47"><text:span text:style-name="T6">&gt;</text:span>\Привет, Нексус. Это Макс.</text:p>
      <text:p text:style-name="P47"><text:span text:style-name="T6">&lt;\</text:span>Привет, Макс. Рад тебя видеть.</text:p>
      <text:p text:style-name="P53">Хм. Блок эмоций? Или просто модификация стандартного приветствия?</text:p>
      <text:p text:style-name="P47"><text:span text:style-name="T6">&gt;\</text:span>Нексус, отключи память событий за последнюю неделю.</text:p>
      <text:p text:style-name="P47"><text:span text:style-name="T6">&lt;\</text:span>Выполнено, Макс.</text:p>
      <text:p text:style-name="P47"><text:span text:style-name="T6">&gt;</text:span>\Задача по корпоративной логике. Выдай наиболее оптимальное решение.</text:p>
      <text:p text:style-name="P47"><text:span text:style-name="T6">&lt;\</text:span>Жду с нетерпением, Макс.</text:p>
      <text:p text:style-name="P47"><text:span text:style-name="T6">&gt;\</text:span>Постановка задачи.</text:p>
      <text:p text:style-name="P47"><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7"><text:span text:style-name="T6">&gt;\</text:span>Ограничения.</text:p>
      <text:p text:style-name="P47"><text:span text:style-name="T6">&gt;\</text:span>Ты не можешь подать в суд на компанию Б и ждать результатов, так как за время разбирательства компания А обанкротится.</text:p>
      <text:p text:style-name="P47"><text:span text:style-name="T6">&gt;\</text:span>Задание.</text:p>
      <text:p text:style-name="P47"><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7"><text:span text:style-name="T6">&lt;\</text:span>Задача принята...</text:p>
      <text:p text:style-name="P47"><text:span text:style-name="T6">&lt;\</text:span>...</text:p>
      <text:p text:style-name="P47"><text:span text:style-name="T6">&lt;\</text:span>...</text:p>
      <text:p text:style-name="P47"><text:span text:style-name="T6">&lt;\</text:span>Решение:</text:p>
      <text:p text:style-name="P47"><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7">О-па, уже час дня! Большинство коллег уже разошлись на обед по кафе и пищеблокам. Теперь мне никто не помешает. Надеюсь.</text:p>
      <text:p text:style-name="P4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7">– Ну как, что там с Нексусом? <text:span text:style-name="T1">–</text:span> оторвался Алекс от своих бутербродов.</text:p>
      <text:p text:style-name="P47"><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47"><text:span text:style-name="T1">–</text:span> Да, с утра они устраивали регрессное тестирование бизнес-блока. Стасу что-то там не понравилось в ответах.</text:p>
      <text:p text:style-name="P4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7">Алекс, наконец, разобрался с пакетами, закрыл шкафчик и пошёл к выходу. Я, ч</text:p>
      <text:p text:style-name="P47">уть поотстав, прошёл за ним до холла.</text:p>
      <text:p text:style-name="P4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7">Я присел на диванчик рядом с плащём, сделал вид, что читаю смски, и тихо произнёс в воздух перед собой:</text:p>
      <text:p text:style-name="P4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7">Дискорд хрустнул газетой, подтверждая, что информация услышана. Я спрятал телефон, встал и направился к <text:s/>стойке охраны…</text:p>
      <text:p text:style-name="P47">… Через пару минут мы встретились в коридоре у стенда с достижениями корпорации.</text:p>
      <text:p text:style-name="P47">– Ты точно уверен, что Селестия где-то здесь?</text:p>
      <text:p text:style-name="P4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7">– Если уж на то пошло, никто не обещал, что она будет человеком. Она может оказаться, скажем, какой-нибудь собачкой. Хм... Женского пола.</text:p>
      <text:p text:style-name="P47">– Дискорд!</text:p>
      <text:p text:style-name="P47">– Ась? – Дискорд с отсутствующим выражением лица изучал вехи становления компании, от начала века и до наших дней.</text:p>
      <text:p text:style-name="P4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7">– Пора. Перерыв закончился, все, в основном, уже сидят на своих местах.</text:p>
      <text:p text:style-name="P47"><text:soft-page-break/>– Что ж, веди меня, мой фюрер! – Дискорд при этом выпрямился, нахмурился и комично кинул зигу.</text:p>
      <text:p text:style-name="P4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7">– Неа, не тут.</text:p>
      <text:p text:style-name="P47">Мы спустились на этаж ниже. Там повторилась та же история. И на следующем так же.</text:p>
      <text:p text:style-name="P47">В конце-концов, на пятом этаже Дискорд с шумом втянул в себя воздух, поднял вверх палец и заявил, повернувшись ко мне:</text:p>
      <text:p text:style-name="P47">– О!</text:p>
      <text:p text:style-name="P47">– Ты что-то чувствуешь?</text:p>
      <text:p text:style-name="P47">– Не что-то, а именно её! Ай! – Дискорд высвободил руку из закрывшихся створок дверей. – Селестию, то бишь! Сейчас мы её в два счёта разыщем!</text:p>
      <text:p text:style-name="P47">–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7">Мы уже заканчивали осмотр этажа, когда Дискорд внезапно остановился перед стеклянными дверями.</text:p>
      <text:p text:style-name="P47">– А что находится за этой дверью? Почему ты не открываешь её?</text:p>
      <text:p text:style-name="P47">– Там серверная. Моя карточка эту дверь не откроет, туда есть доступ только у нашей сисадминши. Но там и искать нечего, видишь — пусто, людей нет.</text:p>
      <text:p text:style-name="P47">Дискорд уставился в тёмный проём, в глубине которого мигали огоньки маршрутизаторов.</text:p>
      <text:p text:style-name="P47">Щека у него дёрнулась. Я проследил за его взглядом и обнаружил в углу серверную стойку, сбоку которой на крючке висела дамская сумочка.</text:p>
      <text:p text:style-name="P47">– Ты что-то чувствуешь?</text:p>
      <text:p text:style-name="P47">– Нет! – Дискорд отвёл взгляд и пошёл дальше.</text:p>
      <text:p text:style-name="P47">Остаток этажа не принёс в поиски ничего нового.</text:p>
      <text:p text:style-name="P48">***</text:p>
      <text:p text:style-name="P47">Наша компания поглощала ужин, приготовленный девушками, когда Дискорд хлопнул себя по лбу и крикнул:</text:p>
      <text:p text:style-name="P47">– Знаю!</text:p>
      <text:p text:style-name="P47">Эпплджек прекратила рассказывать о своих впечатлениях от интернета и все повернулись к Дискорду.</text:p>
      <text:p text:style-name="P47">Он продолжил.</text:p>
      <text:p text:style-name="P4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7">– Да ну? – усомнилась Эпплджек. – С каких это пор?</text:p>
      <text:p text:style-name="P47">–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4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7">– Ой! – Флаттершай прикрыла рот рукой и с ужасом посмотрела на Эпплджек.</text:p>
      <text:p text:style-name="P4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7">Я понял, что Дискорд уже всё решил. Что ж, возможно, так будет лучше.</text:p>
      <text:p text:style-name="P47">– Ты собираешься уехать?</text:p>
      <text:p text:style-name="P47">–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7">– А как…</text:p>
      <text:p text:style-name="P47">– Не изволь беспокоиться, я и не в таких мирах бывал, – перебил меня Дискорд. –</text:p>
      <text:p text:style-name="P51"/>
      <text:p text:style-name="P47"><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1"/>
      <text:p text:style-name="P47"><text:s/>Пхе! Денег мне не надо — сам раздобуду. Главное — не уходите далеко от коридора. Ко времени перехода я вернусь. Или раньше.</text:p>
      <text:p text:style-name="P47"/>
      <text:h text:style-name="P114" text:outline-level="2">Безнадёжность</text:h>
      <text:p text:style-name="P51">&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7">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8"><text:soft-page-break/>***</text:p>
      <text:p text:style-name="P4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7"><text:span text:style-name="T6">&lt;</text:span><text:span text:style-name="T17">подать фонарь под другим сосусом</text:span><text:span text:style-name="T6">&gt;</text:span> </text:p>
      <text:p text:style-name="P4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7">– Да, у меня тоже было такое чувство, что он хочет от нас избавиться. Но он же объяснил, почему. Или ты думаешь, что?..</text:p>
      <text:p text:style-name="P4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7">– Надо же! У меня были такие же мысли ещё в самом начале. Ты тоже считаешь, что он хочет вернуть себе статус правителя Эквестрии?</text:p>
      <text:p text:style-name="P47">Что считала Жанна, я услышать не успел. Внезапно её лицо исказила гримаса ужаса, она прижала ладони к лицу и крикнула:</text:p>
      <text:p text:style-name="P47">– Берегись!!!</text:p>
      <text:p text:style-name="P4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7">В голове звенело.</text:p>
      <text:p text:style-name="P4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7">– Он х-хотел тебя ут-топить. – Жанна схватила отломанную руку снеговика и закинула её в полынью.</text:p>
      <text:p text:style-name="P47">Я покачал головой. </text:p>
      <text:p text:style-name="P4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7"><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7">Так вот, что я тебе скажу — это всё не так! Это не совпадения! Не бывает таких совпадений. Тебя кто-то или что-то хочет убить.</text:p>
      <text:p text:style-name="P47">– Жанна, но снеговик… Это смешно! Убить снеговиком — это самый нелепый способ убийства, о котором можно себе представить!</text:p>
      <text:p text:style-name="P47">И тут до меня дошло.</text:p>
      <text:p text:style-name="P47">Самый нелепый! Самый глупый и невообразимый! Всё сходится! Точно!</text:p>
      <text:p text:style-name="P4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7">Я осмотрел прибрежные кусты. В тусклом свете фонаря их силуэты казались изготовившимися к броску химерами.</text:p>
      <text:p text:style-name="P47">– Пойдём отсюда, Жанна. Тут опасно находиться.</text:p>
      <text:p text:style-name="P4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7">Когда я бросил последний взгляд на озеро, мне показалось, что из-подо льда нас провожали злые глазки снеговика.</text:p>
      <text:p text:style-name="P47"/>
      <text:h text:style-name="P114" text:outline-level="2">След?</text:h>
      <text:p text:style-name="P81"/>
      <text:p text:style-name="P47"><text:span text:style-name="T6">&lt;</text:span><text:span text:style-name="T17">сначала эпизод - проверка сумки в серверной</text:span><text:span text:style-name="T6">&gt;</text:span></text:p>
      <text:p text:style-name="P47"><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7">– Анджела, можно тебя на секундочку?</text:p>
      <text:p text:style-name="P47">– Да? – Она захлопнула книгу <text:span text:style-name="T6">&lt;</text:span><text:span text:style-name="T17">“Последний Единорог” Питера Бигла</text:span><text:span text:style-name="T6">&gt;</text:span> и повернулась ко мне.</text:p>
      <text:p text:style-name="P47">– Я тут проходил мимо серверной и заметил, что там висит сумка. Кто-то забыл, наверное. Надо бы разослать на офис извещение о находке.</text:p>
      <text:p text:style-name="P4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47">–Так это твоя?</text:p>
      <text:p text:style-name="P47">– Если чёрная кожаная, с заклёпками — то моя. Хотя в серверной чужой быть и не должно.</text:p>
      <text:p text:style-name="P47">– Чёрная. С заклёпками. – Я всматривался в Анджелу, но рассмотреть в чёрненькой фигуристой девушке Селестию у меня плохо получалось.</text:p>
      <text:p text:style-name="P47">– Что ты на меня так смотришь? У меня там вымазано? – Анджела попыталась, изогнувшись, заглянуть себе за плечо.</text:p>
      <text:p text:style-name="P47">– Да нет, всё в порядке, не волнуйся. А тебе, часом, никогда не снилось, что у тебя есть копыта, рог и крылья?</text:p>
      <text:p text:style-name="P4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1"/>
      <text:p text:style-name="P47"><text:span text:style-name="T6">&lt;</text:span><text:span text:style-name="T17">расширить. Перед кафешкой - диалог с Флатти и ЭйДжей. Все думают, что наконец-то нашли </text:span><text:span text:style-name="T17">Селестию. Все ликуют</text:span><text:span text:style-name="T6">&gt;</text:span></text:p>
      <text:p text:style-name="P51"/>
      <text:p text:style-name="P4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7">На том и остановились.</text:p>
      <text:p text:style-name="P47"/>
      <text:p text:style-name="P47"><text:span text:style-name="T6">&lt;</text:span><text:span text:style-name="T17">Расширить сцену в кафе. Ожидание, подьём и… падение ожиданий</text:span><text:span text:style-name="T6">&gt;</text:span></text:p>
      <text:p text:style-name="P47"/>
      <text:p text:style-name="P48">***</text:p>
      <text:p text:style-name="P47">На кухне за столиком сидели две девушки и сочиняли письмо.</text:p>
      <text:p text:style-name="P4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7">– Вот теперь другое дело! – Эпплджек выставила листок на свет, любуясь написанным.</text:p>
      <text:p text:style-name="P47">– А ты уверена, что так можно? – робко встряла Флаттершай. – “Дёшевый охламон” не похоже на вежливое приветствие.</text:p>
      <text:p text:style-name="P47">– Ещё как похоже! Я с Биг Маком так всегда здороваюсь, когда он, перебрав маленько сидра, заявляется под утро со следами помады на шее.</text:p>
      <text:p text:style-name="P47">– А-а-а. Ну ладно. А разве “мы б тебя век не видели, если б не принцесса”...</text:p>
      <text:p text:style-name="P4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7">–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7">Эпплджек выхватила листок и начала править текст.</text:p>
      <text:p text:style-name="P47">– Так… Так… И вот так! Теперь порядок! – Эпплджек вернула листок Флаттершай.</text:p>
      <text:p text:style-name="P4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7">–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7">– Угу. Лес в последнее время совсем чужой стал. Даже Энджел опасался в него выходить. Не говоря уже о Гарри.</text:p>
      <text:p text:style-name="P47">– Что-то мне это напоминает.</text:p>
      <text:p text:style-name="P47">– Что?</text:p>
      <text:p text:style-name="P4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7">– Агась, вырвался бы он, если бы не я. Дай-ка сюда письмо...</text:p>
      <text:p text:style-name="P47">– “...хорошо, что рядом была Эпплджек и спасла его...”. – Так годится?</text:p>
      <text:p text:style-name="P47">– Пожалуй, да.</text:p>
      <text:p text:style-name="P4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47">Флаттершай обернулась вслед Эпплджек и тайком дописала: ”Приезжай скорее, дорогой друг, мне так тоскливо без тебя. Твоя Флатти”.</text:p>
      <text:p text:style-name="P47">– Да-да, я мигом! – <text:span text:style-name="T1">д</text:span>евушка схватила листок бумаги и помчалась к ноутбуку.</text:p>
      <text:p text:style-name="P47"/>
      <text:h text:style-name="P114" text:outline-level="2">Озарение</text:h>
      <text:p text:style-name="P47"/>
      <text:p text:style-name="P47"><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text:soft-page-break/>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1455967784390603336" text:style-name="L5">
        <text:list-header>
          <text:p text:style-name="P1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20700885" text:continue-numbering="true" text:style-name="L5">
        <text:list-header>
          <text:p text:style-name="P124">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87232" text:continue-numbering="true" text:style-name="L5">
        <text:list-header>
          <text:p text:style-name="P124">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13143"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text:soft-page-break/></text:p>
      <text:h text:style-name="P115"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5" text:outline-level="2">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8572684686905165560"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oft-page-break/><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8656185050578676335"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4"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text:soft-page-break/>&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4"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oft-page-break/><text:span text:style-name="T1">«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text:soft-page-break/>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0">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text:soft-page-break/></text:p>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text:soft-page-break/>–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text:span><text:soft-page-break/><text:span text:style-name="T17">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6703380124949622267" text:style-name="L8">
        <text:list-header>
          <text:p text:style-name="P126">(<text:span text:style-name="T24">Луна — как повелительница снов, слышала разговор Макса с Анакорном</text:span>)</text:p>
          <text:p text:style-name="P127"/>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oft-page-break/><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4"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text:soft-page-break/>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49"/>
      <text:p text:style-name="P47"><text:span text:style-name="T1">–</text:span> Запрыгивай <text:span text:style-name="T1">–</text:span> разгневанно фыркнула она и ткнулась в меня боком.</text:p>
      <text:p text:style-name="P4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7"><text:soft-page-break/><text:span text:style-name="T6">–</text:span> Держись! <text:span text:style-name="T6">–</text:span> <text:span text:style-name="T1">н</text:span>е успев процедить это сквозь сжатые зубы, Селестия пустилась вскачь.</text:p>
      <text:p text:style-name="P4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7">Выход был уже совсем рядом, когда нас встретила Луна.</text:p>
      <text:p text:style-name="P4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7">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7"/>
      <text:p text:style-name="P47"/>
      <text:p text:style-name="P47"/>
      <text:p text:style-name="P47"/>
      <text:p text:style-name="P4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02T00:52:55.39</dc:date>
    <meta:editing-duration>P71DT2H32M6S</meta:editing-duration>
    <meta:editing-cycles>3491</meta:editing-cycles>
    <meta:generator>OpenOffice/4.1.1$Win32 OpenOffice.org_project/411m6$Build-9775</meta:generator>
    <dc:creator>макс </dc:creator>
    <meta:document-statistic meta:table-count="0" meta:image-count="0" meta:object-count="0" meta:page-count="143" meta:paragraph-count="2927" meta:word-count="68739" meta:character-count="437869"/>
  </office:meta>
</office:document-meta>
</file>